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4" manifest:media-type=""/>
  <manifest:file-entry manifest:full-path="ObjectReplacements/Object 5" manifest:media-type=""/>
  <manifest:file-entry manifest:full-path="Object 5" manifest:media-type="application/octet-stream"/>
  <manifest:file-entry manifest:full-path="Object 4" manifest:media-type="application/octet-stream"/>
  <manifest:file-entry manifest:full-path="Object 3" manifest:media-type="application/octet-stream"/>
  <manifest:file-entry manifest:full-path="ObjectReplacements/Object 2" manifest:media-type=""/>
  <manifest:file-entry manifest:full-path="Object 2" manifest:media-type="application/octet-stream"/>
  <manifest:file-entry manifest:full-path="ObjectReplacements/Object 1" manifest:media-type=""/>
  <manifest:file-entry manifest:full-path="ObjectReplacements/Object 3"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line-height="150%"/>
    </style:style>
    <style:style style:name="T2" style:parent-style-name="Fonteparág.padrão" style:family="text">
      <style:text-properties style:font-name="Cambria" style:font-name-asian="Cambria" style:font-name-complex="Cambria" fo:font-weight="bold" style:font-weight-asian="bold" fo:font-size="16pt" style:font-size-asian="16pt"/>
    </style:style>
    <style:style style:name="P3" style:parent-style-name="Normal" style:family="paragraph">
      <style:paragraph-properties fo:line-height="150%"/>
    </style:style>
    <style:style style:name="T4" style:parent-style-name="Fonteparág.padrão" style:family="text">
      <style:text-properties style:font-name="Cambria" style:font-name-asian="Cambria" style:font-name-complex="Cambria" fo:font-weight="bold" style:font-weight-asian="bold"/>
    </style:style>
    <style:style style:name="P5" style:parent-style-name="Normal" style:family="paragraph">
      <style:paragraph-properties fo:line-height="150%"/>
    </style:style>
    <style:style style:name="T6" style:parent-style-name="Fonteparág.padrão" style:family="text">
      <style:text-properties style:font-name="Cambria" style:font-name-asian="Cambria" style:font-name-complex="Cambria"/>
    </style:style>
    <style:style style:name="P7" style:parent-style-name="Normal" style:family="paragraph">
      <style:paragraph-properties fo:line-height="150%"/>
    </style:style>
    <style:style style:name="T8" style:parent-style-name="Fonteparág.padrão" style:family="text">
      <style:text-properties style:font-name="Cambria" style:font-name-asian="Cambria" style:font-name-complex="Cambria"/>
    </style:style>
    <style:style style:name="P9" style:parent-style-name="Normal" style:family="paragraph">
      <style:paragraph-properties fo:line-height="150%"/>
    </style:style>
    <style:style style:name="T10" style:parent-style-name="Fonteparág.padrão" style:family="text">
      <style:text-properties style:font-name="Cambria" style:font-name-asian="Cambria" style:font-name-complex="Cambria"/>
    </style:style>
    <style:style style:name="T11" style:parent-style-name="Fonteparág.padrão" style:family="text">
      <style:text-properties style:font-name="Cambria" style:font-name-asian="Cambria" style:font-name-complex="Cambria"/>
    </style:style>
    <style:style style:name="T12" style:parent-style-name="Fonteparág.padrão" style:family="text">
      <style:text-properties style:font-name="Cambria" style:font-name-asian="Cambria" style:font-name-complex="Cambria"/>
    </style:style>
    <style:style style:name="P13" style:parent-style-name="Normal" style:family="paragraph">
      <style:paragraph-properties fo:line-height="150%"/>
    </style:style>
    <style:style style:name="T14" style:parent-style-name="Fonteparág.padrão" style:family="text">
      <style:text-properties style:font-name="Cambria" style:font-name-asian="Cambria" style:font-name-complex="Cambria"/>
    </style:style>
    <style:style style:name="T15" style:parent-style-name="Fonteparág.padrão" style:family="text">
      <style:text-properties style:font-name="Cambria" style:font-name-asian="Cambria" style:font-name-complex="Cambria"/>
    </style:style>
    <style:style style:name="P16" style:parent-style-name="Normal" style:family="paragraph">
      <style:paragraph-properties fo:line-height="150%"/>
    </style:style>
    <style:style style:name="T17" style:parent-style-name="Fonteparág.padrão" style:family="text">
      <style:text-properties style:font-name="Cambria" style:font-name-asian="Cambria" style:font-name-complex="Cambria"/>
    </style:style>
    <style:style style:name="P18" style:parent-style-name="Normal" style:family="paragraph">
      <style:paragraph-properties fo:line-height="150%"/>
    </style:style>
    <style:style style:name="T19" style:parent-style-name="Fonteparág.padrão" style:family="text">
      <style:text-properties style:font-name="Cambria" style:font-name-asian="Cambria" style:font-name-complex="Cambria"/>
    </style:style>
    <style:style style:name="T20" style:parent-style-name="Fonteparág.padrão" style:family="text">
      <style:text-properties style:font-name="Cambria" style:font-name-asian="Cambria" style:font-name-complex="Cambria"/>
    </style:style>
    <style:style style:name="P21" style:parent-style-name="Normal" style:family="paragraph">
      <style:paragraph-properties fo:line-height="150%"/>
    </style:style>
    <style:style style:name="T22" style:parent-style-name="Fonteparág.padrão" style:family="text">
      <style:text-properties style:font-name="Cambria" style:font-name-asian="Cambria" style:font-name-complex="Cambria"/>
    </style:style>
    <style:style style:name="T23" style:parent-style-name="Fonteparág.padrão" style:family="text">
      <style:text-properties style:font-name="Cambria" style:font-name-asian="Cambria" style:font-name-complex="Cambria"/>
    </style:style>
    <style:style style:name="T24" style:parent-style-name="Fonteparág.padrão" style:family="text">
      <style:text-properties style:font-name="Cambria" style:font-name-asian="Cambria" style:font-name-complex="Cambria" fo:language="en" fo:country="US"/>
    </style:style>
    <style:style style:name="P25" style:parent-style-name="Normal" style:family="paragraph">
      <style:paragraph-properties fo:line-height="150%"/>
    </style:style>
    <style:style style:name="T26" style:parent-style-name="Fonteparág.padrão" style:family="text">
      <style:text-properties style:font-name="Cambria" style:font-name-asian="Cambria" style:font-name-complex="Cambria" fo:language="en" fo:country="US"/>
    </style:style>
    <style:style style:name="P27" style:parent-style-name="Normal" style:family="paragraph">
      <style:paragraph-properties fo:line-height="150%"/>
    </style:style>
    <style:style style:name="T28" style:parent-style-name="Fonteparág.padrão" style:family="text">
      <style:text-properties style:font-name="Cambria" style:font-name-asian="Cambria" style:font-name-complex="Cambria" fo:language="en" fo:country="US"/>
    </style:style>
    <style:style style:name="P29" style:parent-style-name="Normal" style:family="paragraph">
      <style:paragraph-properties fo:line-height="150%"/>
    </style:style>
    <style:style style:name="T30" style:parent-style-name="Fonteparág.padrão" style:family="text">
      <style:text-properties style:font-name="Cambria" style:font-name-asian="Cambria" style:font-name-complex="Cambria" fo:language="en" fo:country="US"/>
    </style:style>
    <style:style style:name="T31" style:parent-style-name="Fonteparág.padrão" style:family="text">
      <style:text-properties style:font-name="Cambria" style:font-name-asian="Cambria" style:font-name-complex="Cambria" fo:language="en" fo:country="US"/>
    </style:style>
    <style:style style:name="P32" style:parent-style-name="Normal" style:family="paragraph">
      <style:paragraph-properties fo:line-height="150%"/>
    </style:style>
    <style:style style:name="T33" style:parent-style-name="Fonteparág.padrão" style:family="text">
      <style:text-properties style:font-name="Cambria" style:font-name-asian="Cambria" style:font-name-complex="Cambria" fo:language="en" fo:country="US"/>
    </style:style>
    <style:style style:name="T34" style:parent-style-name="Fonteparág.padrão" style:family="text">
      <style:text-properties style:font-name="Cambria" style:font-name-asian="Cambria" style:font-name-complex="Cambria" fo:language="en" fo:country="US"/>
    </style:style>
    <style:style style:name="T35" style:parent-style-name="Fonteparág.padrão" style:family="text">
      <style:text-properties style:font-name="Cambria" style:font-name-asian="Cambria" style:font-name-complex="Cambria" fo:language="en" fo:country="US"/>
    </style:style>
    <style:style style:name="P36" style:parent-style-name="Normal" style:family="paragraph">
      <style:paragraph-properties fo:line-height="150%"/>
    </style:style>
    <style:style style:name="T37" style:parent-style-name="Fonteparág.padrão" style:family="text">
      <style:text-properties style:font-name="Cambria" style:font-name-asian="Cambria" style:font-name-complex="Cambria" fo:language="en" fo:country="US"/>
    </style:style>
    <style:style style:name="T38" style:parent-style-name="Fonteparág.padrão" style:family="text">
      <style:text-properties style:font-name="Cambria" style:font-name-asian="Cambria" style:font-name-complex="Cambria" fo:language="en" fo:country="US"/>
    </style:style>
    <style:style style:name="T39" style:parent-style-name="Fonteparág.padrão" style:family="text">
      <style:text-properties style:font-name="Cambria" style:font-name-asian="Cambria" style:font-name-complex="Cambria"/>
    </style:style>
    <style:style style:name="P40" style:parent-style-name="Normal" style:family="paragraph">
      <style:paragraph-properties fo:line-height="150%"/>
    </style:style>
    <style:style style:name="T41" style:parent-style-name="Fonteparág.padrão" style:family="text">
      <style:text-properties style:font-name="Cambria" style:font-name-asian="Cambria" style:font-name-complex="Cambria"/>
    </style:style>
    <style:style style:name="P42" style:parent-style-name="Normal" style:family="paragraph">
      <style:paragraph-properties fo:line-height="150%"/>
    </style:style>
    <style:style style:name="T43" style:parent-style-name="Fonteparág.padrão" style:family="text">
      <style:text-properties style:font-name="Cambria" style:font-name-asian="Cambria" style:font-name-complex="Cambria"/>
    </style:style>
    <style:style style:name="P44" style:parent-style-name="Normal" style:family="paragraph">
      <style:paragraph-properties fo:line-height="150%"/>
      <style:text-properties style:font-name="Cambria" style:font-name-asian="Cambria" style:font-name-complex="Cambria"/>
    </style:style>
    <style:style style:name="P45" style:parent-style-name="Normal" style:family="paragraph">
      <style:paragraph-properties fo:line-height="150%"/>
      <style:text-properties style:font-name="Cambria"/>
    </style:style>
    <style:style style:name="P46" style:parent-style-name="Normal" style:family="paragraph">
      <style:paragraph-properties fo:line-height="150%"/>
    </style:style>
    <style:style style:name="T47" style:parent-style-name="Fonteparág.padrão" style:family="text">
      <style:text-properties style:font-name="Cambria" style:font-name-asian="Cambria" style:font-name-complex="Cambria" fo:font-weight="bold" style:font-weight-asian="bold"/>
    </style:style>
    <style:style style:name="P48" style:parent-style-name="Normal" style:family="paragraph">
      <style:paragraph-properties fo:text-align="justify" fo:line-height="150%"/>
    </style:style>
    <style:style style:name="T49" style:parent-style-name="Fonteparág.padrão" style:family="text">
      <style:text-properties style:font-name="Cambria" style:font-name-asian="Cambria" style:font-name-complex="Cambria"/>
    </style:style>
    <style:style style:name="T50" style:parent-style-name="Fonteparág.padrão" style:family="text">
      <style:text-properties style:font-name="Cambria" style:font-name-asian="Cambria" style:font-name-complex="Cambria"/>
    </style:style>
    <style:style style:name="T51" style:parent-style-name="Fonteparág.padrão" style:family="text">
      <style:text-properties style:font-name="Cambria" style:font-name-asian="Cambria" style:font-name-complex="Cambria"/>
    </style:style>
    <style:style style:name="P52" style:parent-style-name="Normal" style:family="paragraph">
      <style:paragraph-properties fo:line-height="150%"/>
      <style:text-properties style:font-name="Cambria" style:font-name-asian="Cambria" style:font-name-complex="Cambria" fo:font-weight="bold" style:font-weight-asian="bold"/>
    </style:style>
    <style:style style:name="P53" style:parent-style-name="Normal" style:family="paragraph">
      <style:paragraph-properties fo:line-height="150%"/>
    </style:style>
    <style:style style:name="T54" style:parent-style-name="Fonteparág.padrão" style:family="text">
      <style:text-properties style:font-name="Cambria" style:font-name-asian="Cambria" style:font-name-complex="Cambria" fo:font-weight="bold" style:font-weight-asian="bold"/>
    </style:style>
    <style:style style:name="P55" style:parent-style-name="Normal" style:family="paragraph">
      <style:paragraph-properties fo:text-align="justify" fo:line-height="150%"/>
    </style:style>
    <style:style style:name="T56" style:parent-style-name="Fonteparág.padrão" style:family="text">
      <style:text-properties style:font-name="Cambria" style:font-name-asian="Cambria" style:font-name-complex="Cambria"/>
    </style:style>
    <style:style style:name="T57" style:parent-style-name="Fonteparág.padrão" style:family="text">
      <style:text-properties style:font-name="Cambria" style:font-name-asian="Cambria" style:font-name-complex="Cambria"/>
    </style:style>
    <style:style style:name="P58" style:parent-style-name="Normal" style:family="paragraph">
      <style:paragraph-properties fo:text-align="justify" fo:line-height="150%"/>
    </style:style>
    <style:style style:name="T59" style:parent-style-name="Fonteparág.padrão" style:family="text">
      <style:text-properties style:font-name="Cambria" style:font-name-asian="Cambria" style:font-name-complex="Cambria"/>
    </style:style>
    <style:style style:name="T60" style:parent-style-name="Fonteparág.padrão" style:family="text">
      <style:text-properties style:font-name="Cambria" style:font-name-asian="Cambria" style:font-name-complex="Cambria" fo:font-style="italic" style:font-style-asian="italic"/>
    </style:style>
    <style:style style:name="T61" style:parent-style-name="Fonteparág.padrão" style:family="text">
      <style:text-properties style:font-name="Cambria" style:font-name-asian="Cambria" style:font-name-complex="Cambria"/>
    </style:style>
    <style:style style:name="T62" style:parent-style-name="Fonteparág.padrão" style:family="text">
      <style:text-properties style:font-name="Cambria" style:font-name-asian="Cambria" style:font-name-complex="Cambria"/>
    </style:style>
    <style:style style:name="T63" style:parent-style-name="Fonteparág.padrão" style:family="text">
      <style:text-properties style:font-name="Cambria" style:font-name-asian="Cambria" style:font-name-complex="Cambria" fo:font-style="italic" style:font-style-asian="italic"/>
    </style:style>
    <style:style style:name="T64" style:parent-style-name="Fonteparág.padrão" style:family="text">
      <style:text-properties style:font-name="Cambria" style:font-name-asian="Cambria" style:font-name-complex="Cambria" fo:font-style="italic" style:font-style-asian="italic"/>
    </style:style>
    <style:style style:name="T65" style:parent-style-name="Fonteparág.padrão" style:family="text">
      <style:text-properties style:font-name="Cambria" style:font-name-asian="Cambria" style:font-name-complex="Cambria" fo:font-style="italic" style:font-style-asian="italic"/>
    </style:style>
    <style:style style:name="T66" style:parent-style-name="Fonteparág.padrão" style:family="text">
      <style:text-properties style:font-name="Cambria" style:font-name-asian="Cambria" style:font-name-complex="Cambria"/>
    </style:style>
    <style:style style:name="P67" style:parent-style-name="Normal" style:family="paragraph">
      <style:paragraph-properties fo:line-height="150%"/>
    </style:style>
    <style:style style:name="T68" style:parent-style-name="Fonteparág.padrão" style:family="text">
      <style:text-properties style:font-name="Cambria" style:font-name-asian="Cambria" style:font-name-complex="Cambria" fo:font-weight="bold" style:font-weight-asian="bold"/>
    </style:style>
    <style:style style:name="T69" style:parent-style-name="Fonteparág.padrão" style:family="text">
      <style:text-properties style:font-name="Cambria" style:font-name-asian="Cambria" style:font-name-complex="Cambria" fo:font-weight="bold" style:font-weight-asian="bold"/>
    </style:style>
    <style:style style:name="P70" style:parent-style-name="Normal" style:family="paragraph">
      <style:paragraph-properties fo:text-align="justify" fo:line-height="150%"/>
    </style:style>
    <style:style style:name="T71" style:parent-style-name="Fonteparág.padrão" style:family="text">
      <style:text-properties style:font-name="Cambria" style:font-name-asian="Cambria" style:font-name-complex="Cambria"/>
    </style:style>
    <style:style style:name="T72" style:parent-style-name="Fonteparág.padrão" style:family="text">
      <style:text-properties style:font-name="Cambria" style:font-name-asian="Cambria" style:font-name-complex="Cambria"/>
    </style:style>
    <style:style style:name="P73" style:parent-style-name="Normal" style:family="paragraph">
      <style:paragraph-properties fo:text-align="justify" fo:line-height="150%"/>
    </style:style>
    <style:style style:name="T74" style:parent-style-name="Fonteparág.padrão" style:family="text">
      <style:text-properties style:font-name="Cambria" style:font-name-asian="Cambria" style:font-name-complex="Cambria"/>
    </style:style>
    <style:style style:name="P75" style:parent-style-name="Normal" style:family="paragraph">
      <style:paragraph-properties fo:line-height="150%"/>
      <style:text-properties style:font-name="Cambria" style:font-name-asian="Cambria" style:font-name-complex="Cambria" fo:font-weight="bold" style:font-weight-asian="bold"/>
    </style:style>
    <style:style style:name="P76" style:parent-style-name="Normal" style:family="paragraph">
      <style:paragraph-properties fo:line-height="150%"/>
    </style:style>
    <style:style style:name="T77" style:parent-style-name="Fonteparág.padrão" style:family="text">
      <style:text-properties style:font-name="Cambria" style:font-name-asian="Cambria" style:font-name-complex="Cambria" fo:font-weight="bold" style:font-weight-asian="bold"/>
    </style:style>
    <style:style style:name="P78" style:parent-style-name="Normal" style:family="paragraph">
      <style:paragraph-properties fo:text-align="justify" fo:line-height="150%"/>
    </style:style>
    <style:style style:name="T79" style:parent-style-name="Fonteparág.padrão" style:family="text">
      <style:text-properties style:font-name="Cambria" style:font-name-asian="Cambria" style:font-name-complex="Cambria"/>
    </style:style>
    <style:style style:name="T80" style:parent-style-name="Fonteparág.padrão" style:family="text">
      <style:text-properties style:font-name="Cambria" style:font-name-asian="Cambria" style:font-name-complex="Cambria"/>
    </style:style>
    <style:style style:name="T81" style:parent-style-name="Fonteparág.padrão" style:family="text">
      <style:text-properties style:font-name="Cambria" style:font-name-asian="Cambria" style:font-name-complex="Cambria"/>
    </style:style>
    <style:style style:name="P82" style:parent-style-name="Normal" style:family="paragraph">
      <style:paragraph-properties fo:text-align="justify" fo:line-height="150%"/>
    </style:style>
    <style:style style:name="T83" style:parent-style-name="Fonteparág.padrão" style:family="text">
      <style:text-properties style:font-name="Cambria" style:font-name-asian="Cambria" style:font-name-complex="Cambria"/>
    </style:style>
    <style:style style:name="T84" style:parent-style-name="Fonteparág.padrão" style:family="text">
      <style:text-properties style:font-name="Cambria" style:font-name-asian="Cambria" style:font-name-complex="Cambria"/>
    </style:style>
    <style:style style:name="T85" style:parent-style-name="Fonteparág.padrão" style:family="text">
      <style:text-properties style:font-name="Cambria" style:font-name-asian="Cambria" style:font-name-complex="Cambria"/>
    </style:style>
    <style:style style:name="P86" style:parent-style-name="Normal" style:family="paragraph">
      <style:paragraph-properties fo:text-align="justify" fo:line-height="150%"/>
      <style:text-properties style:font-name="Cambria"/>
    </style:style>
    <style:style style:name="P87" style:parent-style-name="Normal" style:family="paragraph">
      <style:paragraph-properties fo:line-height="150%"/>
    </style:style>
    <style:style style:name="T88" style:parent-style-name="Fonteparág.padrão" style:family="text">
      <style:text-properties style:font-name="Cambria" style:font-name-asian="Cambria" style:font-name-complex="Cambria" fo:font-weight="bold" style:font-weight-asian="bold" fo:background-color="#FFFF00"/>
    </style:style>
    <style:style style:name="P89" style:parent-style-name="Normal" style:family="paragraph">
      <style:paragraph-properties fo:line-height="150%"/>
      <style:text-properties style:font-name="Cambria"/>
    </style:style>
    <style:style style:name="P90" style:parent-style-name="Normal" style:family="paragraph">
      <style:paragraph-properties fo:line-height="150%"/>
    </style:style>
    <style:style style:name="T91" style:parent-style-name="Fonteparág.padrão" style:family="text">
      <style:text-properties style:font-name="Cambria" style:font-name-asian="Cambria" style:font-name-complex="Cambria" fo:font-weight="bold" style:font-weight-asian="bold" fo:background-color="#FFFF00"/>
    </style:style>
    <style:style style:name="P92" style:parent-style-name="Normal" style:family="paragraph">
      <style:paragraph-properties fo:text-align="justify" fo:line-height="150%"/>
    </style:style>
    <style:style style:name="T93" style:parent-style-name="Fonteparág.padrão" style:family="text">
      <style:text-properties style:font-name="Cambria"/>
    </style:style>
    <style:style style:name="T94" style:parent-style-name="Fonteparág.padrão" style:family="text">
      <style:text-properties style:font-name="Cambria"/>
    </style:style>
    <style:style style:name="T95" style:parent-style-name="Fonteparág.padrão" style:family="text">
      <style:text-properties style:font-name="Cambria" fo:font-style="italic" style:font-style-asian="italic"/>
    </style:style>
    <style:style style:name="T96" style:parent-style-name="Fonteparág.padrão" style:family="text">
      <style:text-properties style:font-name="Cambria" fo:font-style="italic" style:font-style-asian="italic"/>
    </style:style>
    <style:style style:name="T97" style:parent-style-name="Fonteparág.padrão" style:family="text">
      <style:text-properties style:font-name="Cambria" fo:font-style="italic" style:font-style-asian="italic"/>
    </style:style>
    <style:style style:name="T98" style:parent-style-name="Fonteparág.padrão" style:family="text">
      <style:text-properties style:font-name="Cambria" fo:font-style="italic" style:font-style-asian="italic"/>
    </style:style>
    <style:style style:name="P99" style:parent-style-name="Normal" style:family="paragraph">
      <style:paragraph-properties fo:line-height="150%"/>
      <style:text-properties style:font-name="Cambria"/>
    </style:style>
    <style:style style:name="P100" style:parent-style-name="Normal" style:family="paragraph">
      <style:paragraph-properties fo:line-height="150%"/>
      <style:text-properties style:font-name="Cambria" style:font-name-asian="Cambria" fo:font-weight="bold" style:font-weight-asian="bold"/>
    </style:style>
    <style:style style:name="P101" style:parent-style-name="Normal" style:family="paragraph">
      <style:paragraph-properties fo:text-align="justify" fo:line-height="150%"/>
    </style:style>
    <style:style style:name="T102" style:parent-style-name="Forte" style:family="text">
      <style:text-properties style:font-name="Cambria" fo:font-weight="normal" style:font-weight-asian="normal"/>
    </style:style>
    <style:style style:name="T103" style:parent-style-name="Forte" style:family="text">
      <style:text-properties style:font-name="Cambria" fo:font-weight="normal" style:font-weight-asian="normal" fo:font-style="italic" style:font-style-asian="italic"/>
    </style:style>
    <style:style style:name="T104" style:parent-style-name="Forte" style:family="text">
      <style:text-properties style:font-name="Cambria" fo:font-weight="normal" style:font-weight-asian="normal" fo:font-style="italic" style:font-style-asian="italic"/>
    </style:style>
    <style:style style:name="T105" style:parent-style-name="Forte" style:family="text">
      <style:text-properties style:font-name="Cambria" fo:font-weight="normal" style:font-weight-asian="normal"/>
    </style:style>
    <style:style style:name="T106" style:parent-style-name="Fonteparág.padrão" style:family="text">
      <style:text-properties style:font-name="Cambria"/>
    </style:style>
    <style:style style:name="P107" style:parent-style-name="Normal" style:family="paragraph">
      <style:paragraph-properties fo:text-align="justify" fo:line-height="150%"/>
    </style:style>
    <style:style style:name="P108" style:parent-style-name="Normal" style:family="paragraph">
      <style:paragraph-properties fo:line-height="150%"/>
    </style:style>
    <style:style style:name="T109" style:parent-style-name="Fonteparág.padrão" style:family="text">
      <style:text-properties style:font-name="Cambria" style:font-name-asian="Cambria" style:font-name-complex="Cambria" fo:font-weight="bold" style:font-weight-asian="bold"/>
    </style:style>
    <style:style style:name="P110" style:parent-style-name="Normal" style:family="paragraph">
      <style:paragraph-properties fo:line-height="150%"/>
      <style:text-properties style:font-name="Cambria"/>
    </style:style>
    <style:style style:name="P111" style:parent-style-name="Normal" style:family="paragraph">
      <style:paragraph-properties fo:line-height="150%"/>
      <style:text-properties style:font-name="Cambria" style:font-name-asian="Cambria" style:font-name-complex="Cambria" fo:font-weight="bold" style:font-weight-asian="bold"/>
    </style:style>
    <style:style style:name="P112" style:parent-style-name="Normal" style:family="paragraph">
      <style:paragraph-properties fo:line-height="150%"/>
    </style:style>
    <style:style style:name="T113" style:parent-style-name="Fonteparág.padrão" style:family="text">
      <style:text-properties style:font-name="Cambria" style:font-name-asian="Cambria" style:font-name-complex="Cambria"/>
    </style:style>
    <style:style style:name="T114" style:parent-style-name="Fonteparág.padrão" style:family="text">
      <style:text-properties style:font-name="Cambria" style:font-name-asian="Cambria" style:font-name-complex="Cambria"/>
    </style:style>
    <style:style style:name="T115" style:parent-style-name="Fonteparág.padrão" style:family="text">
      <style:text-properties style:font-name="Cambria" style:font-name-asian="Cambria" style:font-name-complex="Cambria" fo:font-style="italic" style:font-style-asian="italic"/>
    </style:style>
    <style:style style:name="T116" style:parent-style-name="Fonteparág.padrão" style:family="text">
      <style:text-properties style:font-name="Cambria" style:font-name-asian="Cambria" style:font-name-complex="Cambria"/>
    </style:style>
    <style:style style:name="T117" style:parent-style-name="Fonteparág.padrão" style:family="text">
      <style:text-properties style:font-name="Cambria" style:font-name-asian="Cambria" style:font-name-complex="Cambria" fo:font-style="italic" style:font-style-asian="italic"/>
    </style:style>
    <style:style style:name="T118" style:parent-style-name="Fonteparág.padrão" style:family="text">
      <style:text-properties style:font-name="Cambria" style:font-name-asian="Cambria" style:font-name-complex="Cambria"/>
    </style:style>
    <style:style style:name="T119" style:parent-style-name="Fonteparág.padrão" style:family="text">
      <style:text-properties style:font-name="Cambria" style:font-name-asian="Cambria" style:font-name-complex="Cambria"/>
    </style:style>
    <style:style style:name="P120" style:parent-style-name="Normal" style:family="paragraph">
      <style:paragraph-properties fo:line-height="150%"/>
      <style:text-properties style:font-name="Cambria" style:font-name-asian="Cambria" style:font-name-complex="Cambria" fo:font-weight="bold" style:font-weight-asian="bold"/>
    </style:style>
    <style:style style:name="P121" style:parent-style-name="Normal" style:family="paragraph">
      <style:paragraph-properties fo:line-height="150%"/>
    </style:style>
    <style:style style:name="T122" style:parent-style-name="Fonteparág.padrão" style:family="text">
      <style:text-properties style:font-name="Cambria" style:font-name-asian="Cambria" style:font-name-complex="Cambria" fo:font-weight="bold" style:font-weight-asian="bold"/>
    </style:style>
    <style:style style:name="P123" style:parent-style-name="Normal" style:family="paragraph">
      <style:paragraph-properties fo:line-height="150%"/>
    </style:style>
    <style:style style:name="T124" style:parent-style-name="Fonteparág.padrão" style:family="text">
      <style:text-properties style:font-name="Cambria" style:font-name-asian="Cambria" style:font-name-complex="Cambria"/>
    </style:style>
    <style:style style:name="T125" style:parent-style-name="Fonteparág.padrão" style:family="text">
      <style:text-properties style:font-name="Cambria" style:font-name-asian="Cambria" style:font-name-complex="Cambria" fo:font-weight="bold" style:font-weight-asian="bold"/>
    </style:style>
    <style:style style:name="T126" style:parent-style-name="Fonteparág.padrão" style:family="text">
      <style:text-properties style:font-name="Cambria" style:font-name-asian="Cambria" style:font-name-complex="Cambria"/>
    </style:style>
    <style:style style:name="T127" style:parent-style-name="Fonteparág.padrão" style:family="text">
      <style:text-properties style:font-name="Cambria" style:font-name-asian="Cambria" style:font-name-complex="Cambria" fo:font-weight="bold" style:font-weight-asian="bold"/>
    </style:style>
    <style:style style:name="T128" style:parent-style-name="Fonteparág.padrão" style:family="text">
      <style:text-properties style:font-name="Cambria" style:font-name-asian="Cambria" style:font-name-complex="Cambria"/>
    </style:style>
    <style:style style:name="T129" style:parent-style-name="Fonteparág.padrão" style:family="text">
      <style:text-properties style:font-name="Cambria" style:font-name-asian="Cambria" style:font-name-complex="Cambria"/>
    </style:style>
    <style:style style:name="T130" style:parent-style-name="Fonteparág.padrão" style:family="text">
      <style:text-properties style:font-name="Cambria" style:font-name-asian="Cambria" style:font-name-complex="Cambria" fo:font-weight="bold" style:font-weight-asian="bold"/>
    </style:style>
    <style:style style:name="T131" style:parent-style-name="Fonteparág.padrão" style:family="text">
      <style:text-properties style:font-name="Cambria" style:font-name-asian="Cambria" style:font-name-complex="Cambria"/>
    </style:style>
    <style:style style:name="T132" style:parent-style-name="Fonteparág.padrão" style:family="text">
      <style:text-properties style:font-name="Cambria" style:font-name-asian="Cambria" style:font-name-complex="Cambria" fo:font-weight="bold" style:font-weight-asian="bold"/>
    </style:style>
    <style:style style:name="T133" style:parent-style-name="Fonteparág.padrão" style:family="text">
      <style:text-properties style:font-name="Cambria" style:font-name-asian="Cambria" style:font-name-complex="Cambria"/>
    </style:style>
    <style:style style:name="P134" style:parent-style-name="Normal" style:family="paragraph">
      <style:paragraph-properties fo:line-height="150%"/>
      <style:text-properties style:font-name="Cambria" style:font-name-asian="Cambria" style:font-name-complex="Cambria" fo:font-weight="bold" style:font-weight-asian="bold"/>
    </style:style>
    <style:style style:name="P135" style:parent-style-name="Normal" style:family="paragraph">
      <style:paragraph-properties fo:line-height="150%"/>
    </style:style>
    <style:style style:name="T136" style:parent-style-name="Fonteparág.padrão" style:family="text">
      <style:text-properties style:font-name="Cambria" style:font-name-asian="Cambria" style:font-name-complex="Cambria" fo:font-weight="bold" style:font-weight-asian="bold"/>
    </style:style>
    <style:style style:name="P137" style:parent-style-name="Normal" style:family="paragraph">
      <style:paragraph-properties fo:line-height="150%"/>
    </style:style>
    <style:style style:name="T138" style:parent-style-name="Fonteparág.padrão" style:family="text">
      <style:text-properties style:font-name="Cambria" style:font-name-asian="Cambria" style:font-name-complex="Cambria"/>
    </style:style>
    <style:style style:name="P139" style:parent-style-name="Normal" style:family="paragraph">
      <style:paragraph-properties fo:line-height="150%"/>
    </style:style>
    <style:style style:name="T140" style:parent-style-name="Fonteparág.padrão" style:family="text">
      <style:text-properties style:font-name="Cambria" style:font-name-asian="Cambria" style:font-name-complex="Cambria" fo:font-style="italic" style:font-style-asian="italic" fo:language="en" fo:country="US"/>
    </style:style>
    <style:style style:name="T141" style:parent-style-name="Fonteparág.padrão" style:family="text">
      <style:text-properties style:font-name="Cambria" style:font-name-asian="Cambria" style:font-name-complex="Cambria" fo:font-style="italic" style:font-style-asian="italic" fo:language="en" fo:country="US"/>
    </style:style>
    <style:style style:name="P142" style:parent-style-name="Normal" style:family="paragraph">
      <style:paragraph-properties fo:line-height="150%"/>
    </style:style>
    <style:style style:name="T143" style:parent-style-name="Fonteparág.padrão" style:family="text">
      <style:text-properties style:font-name="Cambria" style:font-name-asian="Cambria" style:font-name-complex="Cambria"/>
    </style:style>
    <style:style style:name="T144" style:parent-style-name="Fonteparág.padrão" style:family="text">
      <style:text-properties style:font-name="Cambria" style:font-name-asian="Cambria" style:font-name-complex="Cambria"/>
    </style:style>
    <style:style style:name="T145" style:parent-style-name="Fonteparág.padrão" style:family="text">
      <style:text-properties style:font-name="Cambria" style:font-name-asian="Cambria" style:font-name-complex="Cambria"/>
    </style:style>
    <style:style style:name="T146" style:parent-style-name="Fonteparág.padrão" style:family="text">
      <style:text-properties style:font-name="Cambria" style:font-name-asian="Cambria" style:font-name-complex="Cambria"/>
    </style:style>
    <style:style style:name="P147" style:parent-style-name="Normal" style:family="paragraph">
      <style:paragraph-properties fo:line-height="150%"/>
    </style:style>
    <style:style style:name="T148" style:parent-style-name="Fonteparág.padrão" style:family="text">
      <style:text-properties style:font-name="Cambria" style:font-name-asian="Cambria" style:font-name-complex="Cambria"/>
    </style:style>
    <style:style style:name="P149" style:parent-style-name="Normal" style:family="paragraph">
      <style:paragraph-properties fo:line-height="150%"/>
    </style:style>
    <style:style style:name="T150" style:parent-style-name="Fonteparág.padrão" style:family="text">
      <style:text-properties style:font-name="Cambria"/>
    </style:style>
    <style:style style:name="P151" style:parent-style-name="Normal" style:family="paragraph">
      <style:paragraph-properties fo:line-height="150%"/>
      <style:text-properties style:font-name="Cambria"/>
    </style:style>
    <style:style style:name="P152" style:parent-style-name="Normal" style:family="paragraph">
      <style:paragraph-properties fo:line-height="150%"/>
    </style:style>
    <style:style style:name="T153" style:parent-style-name="Fonteparág.padrão" style:family="text">
      <style:text-properties style:font-name="Cambria" style:font-name-asian="Cambria" style:font-name-complex="Cambria"/>
    </style:style>
    <style:style style:name="T154" style:parent-style-name="Fonteparág.padrão" style:family="text">
      <style:text-properties style:font-name="Cambria" style:font-name-asian="Cambria" style:font-name-complex="Cambria" fo:font-style="italic" style:font-style-asian="italic"/>
    </style:style>
    <style:style style:name="T155" style:parent-style-name="Fonteparág.padrão" style:family="text">
      <style:text-properties style:font-name="Cambria" style:font-name-asian="Cambria" style:font-name-complex="Cambria"/>
    </style:style>
    <style:style style:name="T156" style:parent-style-name="Fonteparág.padrão" style:family="text">
      <style:text-properties style:font-name="Cambria" style:font-name-asian="Cambria" style:font-name-complex="Cambria" fo:font-style="italic" style:font-style-asian="italic"/>
    </style:style>
    <style:style style:name="T157" style:parent-style-name="Fonteparág.padrão" style:family="text">
      <style:text-properties style:font-name="Cambria" style:font-name-asian="Cambria" style:font-name-complex="Cambria"/>
    </style:style>
    <style:style style:name="T158" style:parent-style-name="Fonteparág.padrão" style:family="text">
      <style:text-properties style:font-name="Cambria" style:font-name-asian="Cambria" style:font-name-complex="Cambria" fo:font-style="italic" style:font-style-asian="italic"/>
    </style:style>
    <style:style style:name="T159" style:parent-style-name="Fonteparág.padrão" style:family="text">
      <style:text-properties style:font-name="Cambria" style:font-name-asian="Cambria" style:font-name-complex="Cambria"/>
    </style:style>
    <style:style style:name="T160" style:parent-style-name="Fonteparág.padrão" style:family="text">
      <style:text-properties style:font-name="Cambria" style:font-name-asian="Cambria" style:font-name-complex="Cambria" fo:font-style="italic" style:font-style-asian="italic"/>
    </style:style>
    <style:style style:name="T161" style:parent-style-name="Fonteparág.padrão" style:family="text">
      <style:text-properties style:font-name="Cambria" style:font-name-asian="Cambria" style:font-name-complex="Cambria"/>
    </style:style>
    <style:style style:name="T162" style:parent-style-name="Fonteparág.padrão" style:family="text">
      <style:text-properties style:font-name="Cambria" style:font-name-asian="Cambria" style:font-name-complex="Cambria" fo:font-style="italic" style:font-style-asian="italic"/>
    </style:style>
    <style:style style:name="T163" style:parent-style-name="Fonteparág.padrão" style:family="text">
      <style:text-properties style:font-name="Cambria" style:font-name-asian="Cambria" style:font-name-complex="Cambria"/>
    </style:style>
    <style:style style:name="T164" style:parent-style-name="Fonteparág.padrão" style:family="text">
      <style:text-properties style:font-name="Cambria" style:font-name-asian="Cambria" style:font-name-complex="Cambria" fo:font-style="italic" style:font-style-asian="italic"/>
    </style:style>
    <style:style style:name="T165" style:parent-style-name="Fonteparág.padrão" style:family="text">
      <style:text-properties style:font-name="Cambria" style:font-name-asian="Cambria" style:font-name-complex="Cambria"/>
    </style:style>
    <style:style style:name="T166" style:parent-style-name="Fonteparág.padrão" style:family="text">
      <style:text-properties style:font-name="Cambria" style:font-name-asian="Cambria" style:font-name-complex="Cambria" fo:font-style="italic" style:font-style-asian="italic"/>
    </style:style>
    <style:style style:name="T167" style:parent-style-name="Fonteparág.padrão" style:family="text">
      <style:text-properties style:font-name="Cambria" style:font-name-asian="Cambria" style:font-name-complex="Cambria"/>
    </style:style>
    <style:style style:name="T168" style:parent-style-name="Fonteparág.padrão" style:family="text">
      <style:text-properties style:font-name="Cambria" style:font-name-asian="Cambria" style:font-name-complex="Cambria" fo:font-style="italic" style:font-style-asian="italic"/>
    </style:style>
    <style:style style:name="T169" style:parent-style-name="Fonteparág.padrão" style:family="text">
      <style:text-properties style:font-name="Cambria" style:font-name-asian="Cambria" style:font-name-complex="Cambria"/>
    </style:style>
    <style:style style:name="P170" style:parent-style-name="Normal" style:family="paragraph">
      <style:paragraph-properties fo:line-height="150%"/>
      <style:text-properties style:font-name="Cambria" style:font-name-asian="Cambria" style:font-name-complex="Cambria" fo:font-weight="bold" style:font-weight-asian="bold"/>
    </style:style>
    <style:style style:name="P171" style:parent-style-name="Normal" style:family="paragraph">
      <style:paragraph-properties fo:line-height="150%"/>
    </style:style>
    <style:style style:name="T172" style:parent-style-name="Fonteparág.padrão" style:family="text">
      <style:text-properties style:font-name="Cambria" style:font-name-asian="Cambria" style:font-name-complex="Cambria" fo:font-weight="bold" style:font-weight-asian="bold"/>
    </style:style>
    <style:style style:name="T173" style:parent-style-name="Fonteparág.padrão" style:family="text">
      <style:text-properties style:font-name="Cambria" style:font-name-asian="Cambria" style:font-name-complex="Cambria" fo:font-weight="bold" style:font-weight-asian="bold"/>
    </style:style>
    <style:style style:name="P174" style:parent-style-name="Normal" style:family="paragraph">
      <style:paragraph-properties fo:line-height="150%"/>
      <style:text-properties style:font-name="Cambria"/>
    </style:style>
    <style:style style:name="P175" style:parent-style-name="Normal" style:family="paragraph">
      <style:paragraph-properties fo:line-height="150%"/>
    </style:style>
    <style:style style:name="T176" style:parent-style-name="Fonteparág.padrão" style:family="text">
      <style:text-properties style:font-name="Cambria" style:font-name-asian="Cambria" style:font-name-complex="Cambria" fo:font-weight="bold" style:font-weight-asian="bold" fo:background-color="#FFFF00"/>
    </style:style>
    <style:style style:name="P177" style:parent-style-name="Normal" style:family="paragraph">
      <style:paragraph-properties fo:line-height="150%"/>
      <style:text-properties style:font-name="Cambria"/>
    </style:style>
    <style:style style:name="P178" style:parent-style-name="Normal" style:family="paragraph">
      <style:paragraph-properties fo:line-height="150%"/>
    </style:style>
    <style:style style:name="T179" style:parent-style-name="Fonteparág.padrão" style:family="text">
      <style:text-properties style:font-name="Cambria" style:font-name-asian="Cambria" style:font-name-complex="Cambria" fo:font-weight="bold" style:font-weight-asian="bold"/>
    </style:style>
    <style:style style:name="P180" style:parent-style-name="Normal" style:family="paragraph">
      <style:paragraph-properties fo:line-height="150%"/>
      <style:text-properties style:font-name="Cambria"/>
    </style:style>
    <style:style style:name="P181" style:parent-style-name="Normal" style:family="paragraph">
      <style:paragraph-properties fo:line-height="150%"/>
    </style:style>
    <style:style style:name="T182" style:parent-style-name="Fonteparág.padrão" style:family="text">
      <style:text-properties style:font-name="Cambria" style:font-name-asian="Cambria" style:font-name-complex="Cambria" fo:font-weight="bold" style:font-weight-asian="bold"/>
    </style:style>
    <style:style style:name="P183" style:parent-style-name="Normal" style:family="paragraph">
      <style:paragraph-properties fo:line-height="150%"/>
    </style:style>
    <style:style style:name="T184" style:parent-style-name="Fonteparág.padrão" style:family="text">
      <style:text-properties style:font-name="Cambria" style:font-name-asian="Cambria" style:font-name-complex="Cambria"/>
    </style:style>
    <style:style style:name="P185" style:parent-style-name="Normal" style:family="paragraph">
      <style:paragraph-properties fo:line-height="150%"/>
    </style:style>
    <style:style style:name="T186" style:parent-style-name="Fonteparág.padrão" style:family="text">
      <style:text-properties style:font-name="Cambria" style:font-name-asian="Cambria" style:font-name-complex="Cambria"/>
    </style:style>
    <style:style style:name="T187" style:parent-style-name="Fonteparág.padrão" style:family="text">
      <style:text-properties style:font-name="Cambria" style:font-name-asian="Cambria" style:font-name-complex="Cambria" fo:font-style="italic" style:font-style-asian="italic"/>
    </style:style>
    <style:style style:name="P188" style:parent-style-name="Normal" style:family="paragraph">
      <style:paragraph-properties fo:text-align="justify" fo:line-height="150%"/>
    </style:style>
    <style:style style:name="T189" style:parent-style-name="Fonteparág.padrão" style:family="text">
      <style:text-properties style:font-name="Cambria" style:font-name-asian="Cambria" style:font-name-complex="Cambria" fo:font-style="italic" style:font-style-asian="italic"/>
    </style:style>
    <style:style style:name="T190" style:parent-style-name="Fonteparág.padrão" style:family="text">
      <style:text-properties style:font-name="Cambria" style:font-name-asian="Cambria" style:font-name-complex="Cambria" fo:font-style="italic" style:font-style-asian="italic"/>
    </style:style>
    <style:style style:name="T191" style:parent-style-name="Fonteparág.padrão" style:family="text">
      <style:text-properties style:font-name="Cambria" style:font-name-asian="Cambria" style:font-name-complex="Cambria"/>
    </style:style>
    <style:style style:name="T192" style:parent-style-name="Fonteparág.padrão" style:family="text">
      <style:text-properties style:font-name="Cambria" style:font-name-asian="Cambria" style:font-name-complex="Cambria"/>
    </style:style>
    <style:style style:name="P193" style:parent-style-name="Normal" style:family="paragraph">
      <style:paragraph-properties fo:text-align="justify" fo:line-height="150%"/>
    </style:style>
    <style:style style:name="T194" style:parent-style-name="Fonteparág.padrão" style:family="text">
      <style:text-properties style:font-name="Cambria" style:font-name-asian="Cambria" style:font-name-complex="Cambria"/>
    </style:style>
    <style:style style:name="T195" style:parent-style-name="Fonteparág.padrão" style:family="text">
      <style:text-properties style:font-name="Cambria" style:font-name-asian="Cambria" style:font-name-complex="Cambria" fo:font-style="italic" style:font-style-asian="italic"/>
    </style:style>
    <style:style style:name="T196" style:parent-style-name="Fonteparág.padrão" style:family="text">
      <style:text-properties style:font-name="Cambria" style:font-name-asian="Cambria" style:font-name-complex="Cambria" fo:font-style="italic" style:font-style-asian="italic"/>
    </style:style>
    <style:style style:name="T197" style:parent-style-name="Fonteparág.padrão" style:family="text">
      <style:text-properties style:font-name="Cambria" style:font-name-asian="Cambria" style:font-name-complex="Cambria"/>
    </style:style>
    <style:style style:name="P198" style:parent-style-name="Normal" style:family="paragraph">
      <style:paragraph-properties fo:line-height="150%"/>
      <style:text-properties style:font-name="Cambria" style:font-name-asian="Cambria" style:font-name-complex="Cambria" fo:font-weight="bold" style:font-weight-asian="bold"/>
    </style:style>
    <style:style style:name="P199" style:parent-style-name="Normal" style:family="paragraph">
      <style:paragraph-properties fo:line-height="150%"/>
    </style:style>
    <style:style style:name="T200" style:parent-style-name="Fonteparág.padrão" style:family="text">
      <style:text-properties style:font-name="Cambria" style:font-name-asian="Cambria" style:font-name-complex="Cambria" fo:font-weight="bold" style:font-weight-asian="bold"/>
    </style:style>
    <style:style style:name="P201" style:parent-style-name="Normal" style:family="paragraph">
      <style:paragraph-properties fo:line-height="150%"/>
    </style:style>
    <style:style style:name="T202" style:parent-style-name="Fonteparág.padrão" style:family="text">
      <style:text-properties style:font-name="Cambria" style:font-name-asian="Cambria" style:font-name-complex="Cambria"/>
    </style:style>
    <style:style style:name="P203" style:parent-style-name="Normal" style:family="paragraph">
      <style:paragraph-properties fo:line-height="150%"/>
    </style:style>
    <style:style style:name="T204" style:parent-style-name="Fonteparág.padrão" style:family="text">
      <style:text-properties style:font-name="Cambria"/>
    </style:style>
    <style:style style:name="P205" style:parent-style-name="Normal" style:family="paragraph">
      <style:paragraph-properties fo:text-align="justify" fo:line-height="150%"/>
    </style:style>
    <style:style style:name="T206" style:parent-style-name="Fonteparág.padrão" style:family="text">
      <style:text-properties style:font-name="Cambria" style:font-name-asian="Cambria" style:font-name-complex="Cambria"/>
    </style:style>
    <style:style style:name="T207" style:parent-style-name="Fonteparág.padrão" style:family="text">
      <style:text-properties style:font-name="Cambria" style:font-name-asian="Cambria" style:font-name-complex="Cambria"/>
    </style:style>
    <style:style style:name="P208" style:parent-style-name="Normal" style:family="paragraph">
      <style:paragraph-properties fo:text-align="justify" fo:line-height="150%"/>
    </style:style>
    <style:style style:name="T209" style:parent-style-name="Fonteparág.padrão" style:family="text">
      <style:text-properties style:font-name="Cambria"/>
    </style:style>
    <style:style style:name="P210" style:parent-style-name="Normal" style:family="paragraph">
      <style:paragraph-properties fo:text-align="justify" fo:line-height="150%"/>
    </style:style>
    <style:style style:name="T211" style:parent-style-name="Fonteparág.padrão" style:family="text">
      <style:text-properties style:font-name="Cambria" style:font-name-asian="Cambria" style:font-name-complex="Cambria"/>
    </style:style>
    <style:style style:name="T212" style:parent-style-name="Fonteparág.padrão" style:family="text">
      <style:text-properties style:font-name="Cambria" style:font-name-asian="Cambria" style:font-name-complex="Cambria" fo:font-style="italic" style:font-style-asian="italic"/>
    </style:style>
    <style:style style:name="T213" style:parent-style-name="Fonteparág.padrão" style:family="text">
      <style:text-properties style:font-name="Cambria" style:font-name-asian="Cambria" style:font-name-complex="Cambria" fo:font-weight="bold" style:font-weight-asian="bold" fo:font-style="italic" style:font-style-asian="italic"/>
    </style:style>
    <style:style style:name="T214" style:parent-style-name="Fonteparág.padrão" style:family="text">
      <style:text-properties style:font-name="Cambria" style:font-name-asian="Cambria" style:font-name-complex="Cambria" fo:font-style="italic" style:font-style-asian="italic"/>
    </style:style>
    <style:style style:name="P215" style:parent-style-name="Normal" style:family="paragraph">
      <style:paragraph-properties fo:text-align="justify" fo:line-height="150%"/>
    </style:style>
    <style:style style:name="T216" style:parent-style-name="Fonteparág.padrão" style:family="text">
      <style:text-properties style:font-name="Cambria" style:font-name-asian="Cambria" style:font-name-complex="Cambria" fo:font-style="italic" style:font-style-asian="italic"/>
    </style:style>
    <style:style style:name="T217" style:parent-style-name="Fonteparág.padrão" style:family="text">
      <style:text-properties style:font-name="Cambria" style:font-name-asian="Cambria" style:font-name-complex="Cambria" fo:font-weight="bold" style:font-weight-asian="bold" fo:font-style="italic" style:font-style-asian="italic"/>
    </style:style>
    <style:style style:name="T218" style:parent-style-name="Fonteparág.padrão" style:family="text">
      <style:text-properties style:font-name="Cambria" style:font-name-asian="Cambria" style:font-name-complex="Cambria" fo:font-style="italic" style:font-style-asian="italic"/>
    </style:style>
    <style:style style:name="P219" style:parent-style-name="Normal" style:family="paragraph">
      <style:paragraph-properties fo:text-align="justify" fo:line-height="150%"/>
    </style:style>
    <style:style style:name="T220" style:parent-style-name="Fonteparág.padrão" style:family="text">
      <style:text-properties style:font-name="Cambria" style:font-name-asian="Cambria" style:font-name-complex="Cambria" fo:font-style="italic" style:font-style-asian="italic"/>
    </style:style>
    <style:style style:name="T221" style:parent-style-name="Fonteparág.padrão" style:family="text">
      <style:text-properties style:font-name="Cambria" style:font-name-asian="Cambria" style:font-name-complex="Cambria" fo:font-weight="bold" style:font-weight-asian="bold" fo:font-style="italic" style:font-style-asian="italic"/>
    </style:style>
    <style:style style:name="T222" style:parent-style-name="Fonteparág.padrão" style:family="text">
      <style:text-properties style:font-name="Cambria" style:font-name-asian="Cambria" style:font-name-complex="Cambria" fo:font-style="italic" style:font-style-asian="italic"/>
    </style:style>
    <style:style style:name="P223" style:parent-style-name="Normal" style:family="paragraph">
      <style:paragraph-properties fo:text-align="justify" fo:line-height="150%"/>
    </style:style>
    <style:style style:name="T224" style:parent-style-name="Fonteparág.padrão" style:family="text">
      <style:text-properties style:font-name="Cambria" style:font-name-asian="Cambria" style:font-name-complex="Cambria" fo:font-style="italic" style:font-style-asian="italic"/>
    </style:style>
    <style:style style:name="T225" style:parent-style-name="Fonteparág.padrão" style:family="text">
      <style:text-properties style:font-name="Cambria" style:font-name-asian="Cambria" style:font-name-complex="Cambria" fo:font-style="italic" style:font-style-asian="italic"/>
    </style:style>
    <style:style style:name="P226" style:parent-style-name="Normal" style:family="paragraph">
      <style:paragraph-properties fo:text-align="justify" fo:line-height="150%"/>
    </style:style>
    <style:style style:name="T227" style:parent-style-name="Fonteparág.padrão" style:family="text">
      <style:text-properties style:font-name="Cambria" style:font-name-asian="Cambria" style:font-name-complex="Cambria" fo:font-style="italic" style:font-style-asian="italic"/>
    </style:style>
    <style:style style:name="P228" style:parent-style-name="Normal" style:family="paragraph">
      <style:paragraph-properties fo:text-align="justify" fo:line-height="150%"/>
    </style:style>
    <style:style style:name="T229" style:parent-style-name="Fonteparág.padrão" style:family="text">
      <style:text-properties style:font-name="Cambria" style:font-name-asian="Cambria" style:font-name-complex="Cambria" fo:font-style="italic" style:font-style-asian="italic"/>
    </style:style>
    <style:style style:name="T230" style:parent-style-name="Fonteparág.padrão" style:family="text">
      <style:text-properties style:font-name="Cambria" style:font-name-asian="Cambria" style:font-name-complex="Cambria" fo:font-weight="bold" style:font-weight-asian="bold" fo:font-style="italic" style:font-style-asian="italic"/>
    </style:style>
    <style:style style:name="T231" style:parent-style-name="Fonteparág.padrão" style:family="text">
      <style:text-properties style:font-name="Cambria" style:font-name-asian="Cambria" style:font-name-complex="Cambria" fo:font-style="italic" style:font-style-asian="italic"/>
    </style:style>
    <style:style style:name="T232" style:parent-style-name="Fonteparág.padrão" style:family="text">
      <style:text-properties style:font-name="Cambria" style:font-name-asian="Cambria" style:font-name-complex="Cambria" fo:font-style="italic" style:font-style-asian="italic"/>
    </style:style>
    <style:style style:name="P233" style:parent-style-name="Normal" style:family="paragraph">
      <style:paragraph-properties fo:text-align="justify" fo:line-height="150%"/>
    </style:style>
    <style:style style:name="T234" style:parent-style-name="Fonteparág.padrão" style:family="text">
      <style:text-properties style:font-name="Cambria" style:font-name-asian="Cambria" style:font-name-complex="Cambria" fo:font-style="italic" style:font-style-asian="italic"/>
    </style:style>
    <style:style style:name="T235" style:parent-style-name="Fonteparág.padrão" style:family="text">
      <style:text-properties style:font-name="Cambria" style:font-name-asian="Cambria" style:font-name-complex="Cambria" fo:font-weight="bold" style:font-weight-asian="bold" fo:font-style="italic" style:font-style-asian="italic"/>
    </style:style>
    <style:style style:name="T236" style:parent-style-name="Fonteparág.padrão" style:family="text">
      <style:text-properties style:font-name="Cambria" style:font-name-asian="Cambria" style:font-name-complex="Cambria" fo:font-style="italic" style:font-style-asian="italic"/>
    </style:style>
    <style:style style:name="T237" style:parent-style-name="Fonteparág.padrão" style:family="text">
      <style:text-properties style:font-name="Cambria" style:font-name-asian="Cambria" style:font-name-complex="Cambria"/>
    </style:style>
    <style:style style:name="P238" style:parent-style-name="Normal" style:family="paragraph">
      <style:paragraph-properties fo:line-height="150%"/>
      <style:text-properties style:font-name="Cambria" style:font-name-asian="Cambria" style:font-name-complex="Cambria" fo:font-weight="bold" style:font-weight-asian="bold" fo:background-color="#FFFF00"/>
    </style:style>
    <style:style style:name="P239" style:parent-style-name="Normal" style:family="paragraph">
      <style:paragraph-properties fo:line-height="150%"/>
    </style:style>
    <style:style style:name="T240" style:parent-style-name="Fonteparág.padrão" style:family="text">
      <style:text-properties style:font-name="Cambria" style:font-name-asian="Cambria" fo:font-weight="bold" style:font-weight-asian="bold" fo:background-color="#FFFF00"/>
    </style:style>
    <style:style style:name="T241" style:parent-style-name="Fonteparág.padrão" style:family="text">
      <style:text-properties style:font-name="Cambria" style:font-name-asian="Cambria" fo:font-weight="bold" style:font-weight-asian="bold" fo:background-color="#FFFF00"/>
    </style:style>
    <style:style style:name="P242" style:parent-style-name="Normal" style:family="paragraph">
      <style:paragraph-properties fo:line-height="150%"/>
    </style:style>
    <style:style style:name="T243" style:parent-style-name="Fonteparág.padrão" style:family="text">
      <style:text-properties style:font-name="Cambria"/>
    </style:style>
    <style:style style:name="T244" style:parent-style-name="Fonteparág.padrão" style:family="text">
      <style:text-properties style:font-name="Cambria" fo:font-style="italic" style:font-style-asian="italic"/>
    </style:style>
    <style:style style:name="T245" style:parent-style-name="Fonteparág.padrão" style:family="text">
      <style:text-properties style:font-name="Cambria" fo:font-style="italic" style:font-style-asian="italic"/>
    </style:style>
    <style:style style:name="T246" style:parent-style-name="Fonteparág.padrão" style:family="text">
      <style:text-properties style:font-name="Cambria"/>
    </style:style>
    <style:style style:name="P247" style:parent-style-name="Normal" style:family="paragraph">
      <style:paragraph-properties fo:line-height="150%"/>
      <style:text-properties style:font-name="Cambria"/>
    </style:style>
    <style:style style:name="P248" style:parent-style-name="Normal" style:family="paragraph">
      <style:paragraph-properties fo:line-height="150%"/>
      <style:text-properties style:font-name="Cambria" fo:font-weight="bold" style:font-weight-asian="bold"/>
    </style:style>
    <style:style style:name="P249" style:parent-style-name="Normal" style:family="paragraph">
      <style:paragraph-properties fo:line-height="150%"/>
      <style:text-properties style:font-name="Cambria"/>
    </style:style>
    <style:style style:name="P250" style:parent-style-name="Normal" style:family="paragraph">
      <style:paragraph-properties fo:line-height="150%"/>
    </style:style>
    <style:style style:name="T251" style:parent-style-name="Fonteparág.padrão" style:family="text">
      <style:text-properties style:font-name="Cambria" style:font-name-asian="Cambria" style:font-name-complex="Cambria" fo:font-weight="bold" style:font-weight-asian="bold"/>
    </style:style>
    <style:style style:name="P252" style:parent-style-name="Normal" style:family="paragraph">
      <style:paragraph-properties fo:line-height="150%"/>
    </style:style>
    <style:style style:name="T253" style:parent-style-name="Fonteparág.padrão" style:family="text">
      <style:text-properties style:font-name="Cambria" style:font-name-asian="Cambria" style:font-name-complex="Cambria"/>
    </style:style>
    <style:style style:name="T254" style:parent-style-name="Fonteparág.padrão" style:family="text">
      <style:text-properties style:font-name="Cambria" style:font-name-asian="Cambria" style:font-name-complex="Cambria"/>
    </style:style>
    <style:style style:name="P255" style:parent-style-name="Normal" style:family="paragraph">
      <style:paragraph-properties fo:line-height="150%"/>
    </style:style>
    <style:style style:name="T256" style:parent-style-name="Fonteparág.padrão" style:family="text">
      <style:text-properties style:font-name="Cambria"/>
    </style:style>
    <style:style style:name="P257" style:parent-style-name="Normal" style:family="paragraph">
      <style:paragraph-properties fo:line-height="150%"/>
    </style:style>
    <style:style style:name="T258" style:parent-style-name="Fonteparág.padrão" style:family="text">
      <style:text-properties style:font-name="Cambria" style:font-name-asian="Calibri" style:font-name-complex="Calibri"/>
    </style:style>
    <style:style style:name="T259" style:parent-style-name="Fonteparág.padrão" style:family="text">
      <style:text-properties style:font-name="Cambria" style:font-name-asian="Calibri" style:font-name-complex="Calibri" fo:font-style="italic" style:font-style-asian="italic"/>
    </style:style>
    <style:style style:name="T260" style:parent-style-name="Fonteparág.padrão" style:family="text">
      <style:text-properties style:font-name="Cambria" style:font-name-asian="Calibri" style:font-name-complex="Calibri"/>
    </style:style>
    <style:style style:name="T261" style:parent-style-name="Fonteparág.padrão" style:family="text">
      <style:text-properties style:font-name="Cambria" style:font-name-asian="Calibri" style:font-name-complex="Calibri" fo:font-style="italic" style:font-style-asian="italic"/>
    </style:style>
    <style:style style:name="T262" style:parent-style-name="Fonteparág.padrão" style:family="text">
      <style:text-properties style:font-name="Cambria" style:font-name-asian="Calibri" style:font-name-complex="Calibri"/>
    </style:style>
    <style:style style:name="T263" style:parent-style-name="Fonteparág.padrão" style:family="text">
      <style:text-properties style:font-name="Cambria" style:font-name-asian="Calibri" style:font-name-complex="Calibri" fo:font-style="italic" style:font-style-asian="italic"/>
    </style:style>
    <style:style style:name="T264" style:parent-style-name="Fonteparág.padrão" style:family="text">
      <style:text-properties style:font-name="Cambria" style:font-name-asian="Calibri" style:font-name-complex="Calibri"/>
    </style:style>
    <style:style style:name="P265" style:parent-style-name="Normal" style:family="paragraph">
      <style:paragraph-properties fo:line-height="150%"/>
      <style:text-properties style:font-name="Cambria" style:font-name-asian="Cambria" style:font-name-complex="Cambria" fo:font-weight="bold" style:font-weight-asian="bold"/>
    </style:style>
    <style:style style:name="P266" style:parent-style-name="Normal" style:family="paragraph">
      <style:paragraph-properties fo:line-height="150%"/>
    </style:style>
    <style:style style:name="T267" style:parent-style-name="Fonteparág.padrão" style:family="text">
      <style:text-properties style:font-name="Cambria" style:font-name-asian="Cambria" style:font-name-complex="Cambria" fo:font-weight="bold" style:font-weight-asian="bold"/>
    </style:style>
    <style:style style:name="P268" style:parent-style-name="Normal" style:family="paragraph">
      <style:paragraph-properties fo:line-height="150%"/>
      <style:text-properties style:font-name="Cambria"/>
    </style:style>
    <style:style style:name="P269" style:parent-style-name="Normal" style:family="paragraph">
      <style:paragraph-properties fo:line-height="150%"/>
    </style:style>
    <style:style style:name="T270" style:parent-style-name="Fonteparág.padrão" style:family="text">
      <style:text-properties style:font-name="Cambria" style:font-name-asian="Cambria" style:font-name-complex="Cambria" fo:font-weight="bold" style:font-weight-asian="bold"/>
    </style:style>
    <style:style style:name="P271" style:parent-style-name="Normal" style:family="paragraph">
      <style:paragraph-properties fo:line-height="150%"/>
      <style:text-properties style:font-name="Cambria"/>
    </style:style>
    <style:style style:name="P272" style:parent-style-name="Normal" style:family="paragraph">
      <style:paragraph-properties fo:line-height="150%"/>
    </style:style>
    <style:style style:name="T273" style:parent-style-name="Fonteparág.padrão" style:family="text">
      <style:text-properties style:font-name="Cambria" style:font-name-asian="Cambria" style:font-name-complex="Cambria" fo:font-weight="bold" style:font-weight-asian="bold"/>
    </style:style>
    <style:style style:name="P274" style:parent-style-name="Normal" style:family="paragraph">
      <style:paragraph-properties fo:line-height="150%"/>
      <style:text-properties style:font-name="Cambria"/>
    </style:style>
    <style:style style:name="P275" style:parent-style-name="Normal" style:family="paragraph">
      <style:paragraph-properties fo:line-height="150%"/>
    </style:style>
    <style:style style:name="T276" style:parent-style-name="Fonteparág.padrão" style:family="text">
      <style:text-properties style:font-name="Cambria" style:font-name-asian="Cambria" style:font-name-complex="Cambria" fo:font-weight="bold" style:font-weight-asian="bold"/>
    </style:style>
    <style:style style:name="T277" style:parent-style-name="Fonteparág.padrão" style:family="text">
      <style:text-properties style:font-name="Cambria" style:font-name-asian="Cambria" style:font-name-complex="Cambria" fo:font-weight="bold" style:font-weight-asian="bold"/>
    </style:style>
    <style:style style:name="P278" style:parent-style-name="Normal" style:family="paragraph">
      <style:paragraph-properties fo:line-height="150%"/>
      <style:text-properties style:font-name="Cambria"/>
    </style:style>
    <style:style style:name="P279" style:parent-style-name="Normal" style:family="paragraph">
      <style:paragraph-properties fo:line-height="150%"/>
    </style:style>
    <style:style style:name="T280" style:parent-style-name="Fonteparág.padrão" style:family="text">
      <style:text-properties style:font-name="Cambria" fo:font-weight="bold" style:font-weight-asian="bold"/>
    </style:style>
    <style:style style:name="P281" style:parent-style-name="Normal" style:family="paragraph">
      <style:paragraph-properties fo:line-height="150%"/>
      <style:text-properties style:font-name="Cambria"/>
    </style:style>
    <style:style style:name="P282" style:parent-style-name="Normal" style:family="paragraph">
      <style:paragraph-properties fo:line-height="150%"/>
    </style:style>
    <style:style style:name="T283" style:parent-style-name="Fonteparág.padrão" style:family="text">
      <style:text-properties style:font-name="Cambria" style:font-name-asian="Cambria" style:font-name-complex="Cambria" fo:font-weight="bold" style:font-weight-asian="bold"/>
    </style:style>
    <style:style style:name="P284" style:parent-style-name="Normal" style:family="paragraph">
      <style:paragraph-properties fo:line-height="150%"/>
      <style:text-properties style:font-name="Cambria"/>
    </style:style>
    <style:style style:name="P285" style:parent-style-name="Normal" style:family="paragraph">
      <style:paragraph-properties fo:line-height="150%"/>
    </style:style>
    <style:style style:name="T286" style:parent-style-name="Fonteparág.padrão" style:family="text">
      <style:text-properties style:font-name="Cambria" style:font-name-asian="Cambria" style:font-name-complex="Cambria" fo:font-weight="bold" style:font-weight-asian="bold"/>
    </style:style>
    <style:style style:name="P287" style:parent-style-name="Normal" style:family="paragraph">
      <style:paragraph-properties fo:text-align="justify" fo:line-height="150%"/>
    </style:style>
    <style:style style:name="T288" style:parent-style-name="Fonteparág.padrão" style:family="text">
      <style:text-properties style:font-name="Cambria" style:font-name-asian="Cambria" style:font-name-complex="Cambria"/>
    </style:style>
    <style:style style:name="T289" style:parent-style-name="Fonteparág.padrão" style:family="text">
      <style:text-properties style:font-name="Cambria" style:font-name-asian="Cambria" style:font-name-complex="Cambria"/>
    </style:style>
    <style:style style:name="P290" style:parent-style-name="Normal" style:family="paragraph">
      <style:paragraph-properties fo:line-height="150%"/>
    </style:style>
    <style:style style:name="T291" style:parent-style-name="Fonteparág.padrão" style:family="text">
      <style:text-properties style:font-name="Cambria"/>
    </style:style>
    <style:style style:name="P292" style:parent-style-name="Normal" style:family="paragraph">
      <style:paragraph-properties fo:line-height="150%"/>
    </style:style>
    <style:style style:name="T293" style:parent-style-name="Fonteparág.padrão" style:family="text">
      <style:text-properties style:font-name="Cambria" style:font-name-asian="Cambria" style:font-name-complex="Cambria" fo:font-weight="bold" style:font-weight-asian="bold" fo:font-size="16pt" style:font-size-asian="16pt" fo:language="en" fo:country="US"/>
    </style:style>
    <style:style style:name="P294" style:parent-style-name="Normal" style:family="paragraph">
      <style:paragraph-properties fo:line-height="150%"/>
    </style:style>
    <style:style style:name="T295" style:parent-style-name="Fonteparág.padrão" style:family="text">
      <style:text-properties style:font-name="Cambria" style:font-name-asian="Cambria" style:font-name-complex="Cambria" fo:language="en" fo:country="US"/>
    </style:style>
    <style:style style:name="T296" style:parent-style-name="Fonteparág.padrão" style:family="text">
      <style:text-properties style:font-name="Cambria" style:font-name-asian="Cambria" style:font-name-complex="Cambria" fo:font-style="italic" style:font-style-asian="italic" fo:language="en" fo:country="US"/>
    </style:style>
    <style:style style:name="P297" style:parent-style-name="Normal" style:family="paragraph">
      <style:paragraph-properties fo:line-height="150%"/>
    </style:style>
    <style:style style:name="T298" style:parent-style-name="Fonteparág.padrão" style:family="text">
      <style:text-properties style:font-name="Cambria" style:font-name-asian="Cambria" style:font-name-complex="Cambria" fo:font-style="italic" style:font-style-asian="italic" fo:language="en" fo:country="US"/>
    </style:style>
    <style:style style:name="P299" style:parent-style-name="Normal" style:family="paragraph">
      <style:paragraph-properties fo:line-height="150%"/>
    </style:style>
    <style:style style:name="T300" style:parent-style-name="Fonteparág.padrão" style:family="text">
      <style:text-properties style:font-name="Cambria" style:font-name-asian="Cambria" style:font-name-complex="Cambria" fo:font-style="italic" style:font-style-asian="italic" fo:language="en" fo:country="US"/>
    </style:style>
    <style:style style:name="T301" style:parent-style-name="Fonteparág.padrão" style:family="text">
      <style:text-properties style:font-name="Cambria" style:font-name-asian="Cambria" style:font-name-complex="Cambria" fo:font-style="italic" style:font-style-asian="italic" fo:language="en" fo:country="US"/>
    </style:style>
    <style:style style:name="T302" style:parent-style-name="Fonteparág.padrão" style:family="text">
      <style:text-properties style:font-name="Cambria" style:font-name-asian="Cambria" style:font-name-complex="Cambria" fo:font-style="italic" style:font-style-asian="italic" fo:language="en" fo:country="US"/>
    </style:style>
    <style:style style:name="P303" style:parent-style-name="Normal" style:family="paragraph">
      <style:paragraph-properties fo:line-height="150%"/>
    </style:style>
    <style:style style:name="T304" style:parent-style-name="Fonteparág.padrão" style:family="text">
      <style:text-properties style:font-name="Cambria" style:font-name-asian="Cambria" style:font-name-complex="Cambria" fo:font-style="italic" style:font-style-asian="italic" fo:language="en" fo:country="US"/>
    </style:style>
    <style:style style:name="T305" style:parent-style-name="Fonteparág.padrão" style:family="text">
      <style:text-properties style:font-name="Cambria" style:font-name-asian="Cambria" style:font-name-complex="Cambria" fo:font-style="italic" style:font-style-asian="italic" fo:language="en" fo:country="US"/>
    </style:style>
    <style:style style:name="P306" style:parent-style-name="Normal" style:family="paragraph">
      <style:paragraph-properties fo:line-height="150%"/>
    </style:style>
    <style:style style:name="T307" style:parent-style-name="Fonteparág.padrão" style:family="text">
      <style:text-properties style:font-name="Cambria" style:font-name-asian="Cambria" style:font-name-complex="Cambria" fo:font-style="italic" style:font-style-asian="italic" fo:language="en" fo:country="US"/>
    </style:style>
    <style:style style:name="P308" style:parent-style-name="Normal" style:family="paragraph">
      <style:paragraph-properties fo:line-height="150%"/>
    </style:style>
    <style:style style:name="T309" style:parent-style-name="Fonteparág.padrão" style:family="text">
      <style:text-properties style:font-name="Cambria" style:font-name-asian="Cambria" style:font-name-complex="Cambria" fo:font-style="italic" style:font-style-asian="italic" fo:language="en" fo:country="US"/>
    </style:style>
    <style:style style:name="T310" style:parent-style-name="Fonteparág.padrão" style:family="text">
      <style:text-properties style:font-name="Cambria" style:font-name-asian="Cambria" style:font-name-complex="Cambria" fo:font-style="italic" style:font-style-asian="italic" fo:language="en" fo:country="US"/>
    </style:style>
    <style:style style:name="P311" style:parent-style-name="Normal" style:family="paragraph">
      <style:paragraph-properties fo:line-height="150%"/>
    </style:style>
    <style:style style:name="T312" style:parent-style-name="Fonteparág.padrão" style:family="text">
      <style:text-properties style:font-name="Cambria" style:font-name-asian="Cambria" style:font-name-complex="Cambria" fo:font-style="italic" style:font-style-asian="italic" fo:language="en" fo:country="US"/>
    </style:style>
    <style:style style:name="T313" style:parent-style-name="Fonteparág.padrão" style:family="text">
      <style:text-properties style:font-name="Cambria" style:font-name-asian="Cambria" style:font-name-complex="Cambria" fo:font-style="italic" style:font-style-asian="italic" fo:language="en" fo:country="US"/>
    </style:style>
    <style:style style:name="P314" style:parent-style-name="Normal" style:family="paragraph">
      <style:paragraph-properties fo:line-height="150%"/>
    </style:style>
    <style:style style:name="T315" style:parent-style-name="Fonteparág.padrão" style:family="text">
      <style:text-properties style:font-name="Cambria" style:font-name-asian="Cambria" style:font-name-complex="Cambria" fo:font-style="italic" style:font-style-asian="italic" fo:language="en" fo:country="US"/>
    </style:style>
    <style:style style:name="P316" style:parent-style-name="Normal" style:family="paragraph">
      <style:paragraph-properties fo:line-height="150%"/>
    </style:style>
    <style:style style:name="T317" style:parent-style-name="Fonteparág.padrão" style:family="text">
      <style:text-properties style:font-name="Cambria" style:font-name-asian="Cambria" style:font-name-complex="Cambria" fo:font-style="italic" style:font-style-asian="italic" fo:language="en" fo:country="US"/>
    </style:style>
    <style:style style:name="P318" style:parent-style-name="Normal" style:family="paragraph">
      <style:paragraph-properties fo:line-height="150%"/>
    </style:style>
    <style:style style:name="T319" style:parent-style-name="Fonteparág.padrão" style:family="text">
      <style:text-properties style:font-name="Cambria" style:font-name-asian="Cambria" style:font-name-complex="Cambria" fo:font-style="italic" style:font-style-asian="italic" fo:language="en" fo:country="US"/>
    </style:style>
    <style:style style:name="T320" style:parent-style-name="Fonteparág.padrão" style:family="text">
      <style:text-properties style:font-name="Cambria" style:font-name-asian="Cambria" style:font-name-complex="Cambria" fo:font-style="italic" style:font-style-asian="italic" fo:language="en" fo:country="US"/>
    </style:style>
    <style:style style:name="P321" style:parent-style-name="Normal" style:family="paragraph">
      <style:paragraph-properties fo:line-height="150%"/>
    </style:style>
    <style:style style:name="T322" style:parent-style-name="Fonteparág.padrão" style:family="text">
      <style:text-properties style:font-name="Cambria" style:font-name-asian="Cambria" style:font-name-complex="Cambria" fo:font-style="italic" style:font-style-asian="italic" fo:language="en" fo:country="US"/>
    </style:style>
    <style:style style:name="T323" style:parent-style-name="Fonteparág.padrão" style:family="text">
      <style:text-properties style:font-name="Cambria" style:font-name-asian="Cambria" style:font-name-complex="Cambria" fo:font-style="italic" style:font-style-asian="italic" fo:language="en" fo:country="US"/>
    </style:style>
    <style:style style:name="P324" style:parent-style-name="Normal" style:family="paragraph">
      <style:paragraph-properties fo:line-height="150%"/>
    </style:style>
    <style:style style:name="T325" style:parent-style-name="Fonteparág.padrão" style:family="text">
      <style:text-properties style:font-name="Cambria" style:font-name-asian="Cambria" style:font-name-complex="Cambria" fo:font-style="italic" style:font-style-asian="italic" fo:language="en" fo:country="US"/>
    </style:style>
    <style:style style:name="T326" style:parent-style-name="Fonteparág.padrão" style:family="text">
      <style:text-properties style:font-name="Cambria" style:font-name-asian="Cambria" style:font-name-complex="Cambria" fo:font-style="italic" style:font-style-asian="italic" fo:language="en" fo:country="US"/>
    </style:style>
    <style:style style:name="P327" style:parent-style-name="Normal" style:family="paragraph">
      <style:paragraph-properties fo:line-height="150%"/>
    </style:style>
    <style:style style:name="T328" style:parent-style-name="Fonteparág.padrão" style:family="text">
      <style:text-properties style:font-name="Cambria" style:font-name-asian="Cambria" style:font-name-complex="Cambria" fo:font-style="italic" style:font-style-asian="italic" fo:language="en" fo:country="US"/>
    </style:style>
    <style:style style:name="T329" style:parent-style-name="Fonteparág.padrão" style:family="text">
      <style:text-properties style:font-name="Cambria" style:font-name-asian="Cambria" style:font-name-complex="Cambria" fo:font-style="italic" style:font-style-asian="italic" fo:language="en" fo:country="US"/>
    </style:style>
    <style:style style:name="P330" style:parent-style-name="Normal" style:family="paragraph">
      <style:paragraph-properties fo:line-height="150%"/>
    </style:style>
    <style:style style:name="T331" style:parent-style-name="Fonteparág.padrão" style:family="text">
      <style:text-properties style:font-name="Cambria" style:font-name-asian="Cambria" style:font-name-complex="Cambria" fo:font-style="italic" style:font-style-asian="italic" fo:language="en" fo:country="US"/>
    </style:style>
    <style:style style:name="P332" style:parent-style-name="Normal" style:family="paragraph">
      <style:paragraph-properties fo:line-height="150%"/>
    </style:style>
    <style:style style:name="T333" style:parent-style-name="Fonteparág.padrão" style:family="text">
      <style:text-properties style:font-name="Cambria" style:font-name-asian="Cambria" style:font-name-complex="Cambria" fo:font-style="italic" style:font-style-asian="italic" fo:language="en" fo:country="US"/>
    </style:style>
    <style:style style:name="T334" style:parent-style-name="Fonteparág.padrão" style:family="text">
      <style:text-properties style:font-name="Cambria" style:font-name-asian="Cambria" style:font-name-complex="Cambria" fo:language="en" fo:country="US"/>
    </style:style>
    <style:style style:name="P335" style:parent-style-name="Normal" style:family="paragraph">
      <style:paragraph-properties fo:line-height="150%"/>
    </style:style>
    <style:style style:name="T336" style:parent-style-name="Fonteparág.padrão" style:family="text">
      <style:text-properties style:font-name="Cambria" style:font-name-asian="Cambria" style:font-name-complex="Cambria" fo:language="en" fo:country="US"/>
    </style:style>
    <style:style style:name="T337" style:parent-style-name="Fonteparág.padrão" style:family="text">
      <style:text-properties style:font-name="Cambria" style:font-name-asian="Cambria" style:font-name-complex="Cambria" fo:font-style="italic" style:font-style-asian="italic" fo:language="en" fo:country="US"/>
    </style:style>
    <style:style style:name="T338" style:parent-style-name="Fonteparág.padrão" style:family="text">
      <style:text-properties style:font-name="Cambria" style:font-name-asian="Cambria" style:font-name-complex="Cambria" fo:language="en" fo:country="US"/>
    </style:style>
    <style:style style:name="P339" style:parent-style-name="Normal" style:family="paragraph">
      <style:paragraph-properties fo:text-align="justify" fo:line-height="150%"/>
    </style:style>
    <style:style style:name="T340" style:parent-style-name="Fonteparág.padrão" style:family="text">
      <style:text-properties style:font-name="Cambria" style:font-name-asian="Cambria" style:font-name-complex="Cambria" fo:language="en" fo:country="US"/>
    </style:style>
    <style:style style:name="T341" style:parent-style-name="Fonteparág.padrão" style:family="text">
      <style:text-properties style:font-name="Cambria" style:font-name-asian="Cambria" style:font-name-complex="Cambria" fo:font-style="italic" style:font-style-asian="italic" fo:language="en" fo:country="US"/>
    </style:style>
    <style:style style:name="T342" style:parent-style-name="Fonteparág.padrão" style:family="text">
      <style:text-properties style:font-name="Cambria" style:font-name-asian="Cambria" style:font-name-complex="Cambria" fo:font-style="italic" style:font-style-asian="italic" fo:language="en" fo:country="US"/>
    </style:style>
    <style:style style:name="T343" style:parent-style-name="Fonteparág.padrão" style:family="text">
      <style:text-properties style:font-name="Cambria" style:font-name-asian="Cambria" style:font-name-complex="Cambria" fo:language="en" fo:country="US"/>
    </style:style>
    <style:style style:name="P344" style:parent-style-name="Normal" style:family="paragraph">
      <style:paragraph-properties fo:text-align="justify" fo:line-height="150%"/>
    </style:style>
    <style:style style:name="T345" style:parent-style-name="Fonteparág.padrão" style:family="text">
      <style:text-properties style:font-name="Cambria" style:font-name-asian="Calibri" style:font-name-complex="Calibri" fo:language="en" fo:country="US"/>
    </style:style>
    <style:style style:name="T346" style:parent-style-name="Fonteparág.padrão" style:family="text">
      <style:text-properties style:font-name="Cambria" style:font-name-asian="Calibri" style:font-name-complex="Calibri" fo:font-style="italic" style:font-style-asian="italic" fo:language="en" fo:country="US"/>
    </style:style>
    <style:style style:name="T347" style:parent-style-name="Fonteparág.padrão" style:family="text">
      <style:text-properties style:font-name="Cambria" style:font-name-asian="Calibri" style:font-name-complex="Calibri" fo:font-style="italic" style:font-style-asian="italic" fo:language="en" fo:country="US"/>
    </style:style>
    <style:style style:name="T348" style:parent-style-name="Fonteparág.padrão" style:family="text">
      <style:text-properties style:font-name="Cambria" style:font-name-asian="Calibri" style:font-name-complex="Calibri" fo:language="en" fo:country="US"/>
    </style:style>
    <style:style style:name="P349" style:parent-style-name="Normal" style:family="paragraph">
      <style:paragraph-properties fo:text-align="justify" fo:line-height="150%"/>
    </style:style>
    <style:style style:name="T350" style:parent-style-name="Fonteparág.padrão" style:family="text">
      <style:text-properties style:font-name="Cambria" style:font-name-asian="Calibri" style:font-name-complex="Calibri" fo:language="en" fo:country="US"/>
    </style:style>
    <style:style style:name="T351" style:parent-style-name="Fonteparág.padrão" style:family="text">
      <style:text-properties style:font-name="Cambria" style:font-name-asian="Calibri" style:font-name-complex="Calibri" fo:font-style="italic" style:font-style-asian="italic" fo:language="en" fo:country="US"/>
    </style:style>
    <style:style style:name="T352" style:parent-style-name="Fonteparág.padrão" style:family="text">
      <style:text-properties style:font-name="Cambria" style:font-name-asian="Calibri" style:font-name-complex="Calibri" fo:font-style="italic" style:font-style-asian="italic" fo:language="en" fo:country="US"/>
    </style:style>
    <style:style style:name="T353" style:parent-style-name="Fonteparág.padrão" style:family="text">
      <style:text-properties style:font-name="Cambria" style:font-name-asian="Calibri" style:font-name-complex="Calibri" fo:font-style="italic" style:font-style-asian="italic" fo:language="en" fo:country="US"/>
    </style:style>
    <style:style style:name="T354" style:parent-style-name="Fonteparág.padrão" style:family="text">
      <style:text-properties style:font-name="Cambria" style:font-name-asian="Calibri" style:font-name-complex="Calibri" fo:language="en" fo:country="US"/>
    </style:style>
    <style:style style:name="P355" style:parent-style-name="Normal" style:family="paragraph">
      <style:paragraph-properties fo:text-align="justify" fo:line-height="150%"/>
    </style:style>
    <style:style style:name="T356" style:parent-style-name="Fonteparág.padrão" style:family="text">
      <style:text-properties style:font-name="Cambria" style:font-name-asian="Calibri" style:font-name-complex="Calibri" fo:language="en" fo:country="US"/>
    </style:style>
    <style:style style:name="T357" style:parent-style-name="Fonteparág.padrão" style:family="text">
      <style:text-properties style:font-name="Cambria" style:font-name-asian="Calibri" style:font-name-complex="Calibri" fo:font-style="italic" style:font-style-asian="italic" fo:language="en" fo:country="US"/>
    </style:style>
    <style:style style:name="T358" style:parent-style-name="Fonteparág.padrão" style:family="text">
      <style:text-properties style:font-name="Cambria" style:font-name-asian="Calibri" style:font-name-complex="Calibri" fo:language="en" fo:country="US"/>
    </style:style>
    <style:style style:name="T359" style:parent-style-name="Fonteparág.padrão" style:family="text">
      <style:text-properties style:font-name="Cambria" style:font-name-asian="Calibri" style:font-name-complex="Calibri" fo:font-style="italic" style:font-style-asian="italic" fo:language="en" fo:country="US"/>
    </style:style>
    <style:style style:name="T360" style:parent-style-name="Fonteparág.padrão" style:family="text">
      <style:text-properties style:font-name="Cambria" style:font-name-asian="Calibri" style:font-name-complex="Calibri" fo:language="en" fo:country="US"/>
    </style:style>
    <style:style style:name="P361" style:parent-style-name="Normal" style:family="paragraph">
      <style:paragraph-properties fo:text-align="justify" fo:line-height="150%"/>
    </style:style>
    <style:style style:name="T362" style:parent-style-name="Fonteparág.padrão" style:family="text">
      <style:text-properties style:font-name="Cambria" style:font-name-asian="Calibri" style:font-name-complex="Calibri" fo:language="en" fo:country="US"/>
    </style:style>
    <style:style style:name="T363" style:parent-style-name="Fonteparág.padrão" style:family="text">
      <style:text-properties style:font-name="Cambria" style:font-name-asian="Calibri" style:font-name-complex="Calibri" fo:font-style="italic" style:font-style-asian="italic" fo:language="en" fo:country="US"/>
    </style:style>
    <style:style style:name="T364" style:parent-style-name="Fonteparág.padrão" style:family="text">
      <style:text-properties style:font-name="Cambria" style:font-name-asian="Calibri" style:font-name-complex="Calibri" fo:font-style="italic" style:font-style-asian="italic" fo:language="en" fo:country="US"/>
    </style:style>
    <style:style style:name="P365" style:parent-style-name="Normal" style:family="paragraph">
      <style:paragraph-properties fo:text-align="justify" fo:line-height="150%"/>
    </style:style>
    <style:style style:name="T366" style:parent-style-name="Fonteparág.padrão" style:family="text">
      <style:text-properties style:font-name="Cambria" style:font-name-asian="Calibri" style:font-name-complex="Calibri" fo:language="en" fo:country="US"/>
    </style:style>
    <style:style style:name="T367" style:parent-style-name="Fonteparág.padrão" style:family="text">
      <style:text-properties style:font-name="Cambria" style:font-name-asian="Calibri" style:font-name-complex="Calibri" fo:language="en" fo:country="US"/>
    </style:style>
    <style:style style:name="T368" style:parent-style-name="Fonteparág.padrão" style:family="text">
      <style:text-properties style:font-name="Cambria" style:font-name-asian="Calibri" style:font-name-complex="Calibri" fo:font-style="italic" style:font-style-asian="italic" fo:language="en" fo:country="US"/>
    </style:style>
    <style:style style:name="T369" style:parent-style-name="Fonteparág.padrão" style:family="text">
      <style:text-properties style:font-name="Cambria" style:font-name-asian="Calibri" style:font-name-complex="Calibri" fo:font-style="italic" style:font-style-asian="italic" fo:language="en" fo:country="US"/>
    </style:style>
    <style:style style:name="P370" style:parent-style-name="Normal" style:family="paragraph">
      <style:paragraph-properties fo:line-height="150%"/>
    </style:style>
    <style:style style:name="T371" style:parent-style-name="Fonteparág.padrão" style:family="text">
      <style:text-properties style:font-name="Cambria" style:font-name-asian="Calibri" style:font-name-complex="Calibri" fo:language="en" fo:country="US"/>
    </style:style>
    <style:style style:name="T372" style:parent-style-name="Fonteparág.padrão" style:family="text">
      <style:text-properties style:font-name="Cambria" style:font-name-asian="Cambria" style:font-name-complex="Cambria" fo:language="en" fo:country="US"/>
    </style:style>
    <style:style style:name="T373" style:parent-style-name="Fonteparág.padrão" style:family="text">
      <style:text-properties style:font-name="Cambria" style:font-name-asian="Cambria" style:font-name-complex="Cambria" fo:language="en" fo:country="US"/>
    </style:style>
    <style:style style:name="P374" style:parent-style-name="Normal" style:family="paragraph">
      <style:paragraph-properties fo:line-height="150%"/>
    </style:style>
    <style:style style:name="T375" style:parent-style-name="Fonteparág.padrão" style:family="text">
      <style:text-properties style:font-name="Cambria" style:font-name-asian="Cambria" style:font-name-complex="Cambria" fo:language="en" fo:country="US"/>
    </style:style>
    <style:style style:name="P376" style:parent-style-name="Normal" style:family="paragraph">
      <style:paragraph-properties fo:line-height="150%"/>
    </style:style>
    <style:style style:name="T377" style:parent-style-name="Fonteparág.padrão" style:family="text">
      <style:text-properties style:font-name="Cambria" style:font-name-asian="Cambria" style:font-name-complex="Cambria" fo:language="en" fo:country="US"/>
    </style:style>
    <style:style style:name="T378" style:parent-style-name="Fonteparág.padrão" style:family="text">
      <style:text-properties style:font-name="Cambria" style:font-name-asian="Calibri" style:font-name-complex="Calibri" fo:font-style="italic" style:font-style-asian="italic" fo:language="en" fo:country="US"/>
    </style:style>
    <style:style style:name="T379" style:parent-style-name="Fonteparág.padrão" style:family="text">
      <style:text-properties style:font-name="Cambria" style:font-name-asian="Calibri" style:font-name-complex="Calibri" fo:font-style="italic" style:font-style-asian="italic" fo:language="en" fo:country="US"/>
    </style:style>
    <style:style style:name="T380" style:parent-style-name="Fonteparág.padrão" style:family="text">
      <style:text-properties style:font-name="Cambria" style:font-name-asian="Calibri" style:font-name-complex="Calibri" fo:language="en" fo:country="US"/>
    </style:style>
    <style:style style:name="P381" style:parent-style-name="Normal" style:family="paragraph">
      <style:paragraph-properties fo:text-align="justify" fo:line-height="150%"/>
    </style:style>
    <style:style style:name="T382" style:parent-style-name="Fonteparág.padrão" style:family="text">
      <style:text-properties style:font-name="Cambria" style:font-name-asian="Calibri" style:font-name-complex="Calibri" fo:language="en" fo:country="US"/>
    </style:style>
    <style:style style:name="T383" style:parent-style-name="Fonteparág.padrão" style:family="text">
      <style:text-properties style:font-name="Cambria" style:font-name-asian="Calibri" style:font-name-complex="Calibri" fo:font-style="italic" style:font-style-asian="italic" fo:language="en" fo:country="US"/>
    </style:style>
    <style:style style:name="T384" style:parent-style-name="Fonteparág.padrão" style:family="text">
      <style:text-properties style:font-name="Cambria" style:font-name-asian="Calibri" style:font-name-complex="Calibri" fo:language="en" fo:country="US"/>
    </style:style>
    <style:style style:name="P385" style:parent-style-name="Normal" style:family="paragraph">
      <style:paragraph-properties fo:line-height="150%"/>
    </style:style>
    <style:style style:name="T386" style:parent-style-name="Fonteparág.padrão" style:family="text">
      <style:text-properties style:font-name="Cambria" style:font-name-asian="Calibri" style:font-name-complex="Calibri" fo:language="en" fo:country="US"/>
    </style:style>
    <style:style style:name="T387" style:parent-style-name="Fonteparág.padrão" style:family="text">
      <style:text-properties style:font-name="Cambria" style:font-name-asian="Calibri" style:font-name-complex="Calibri" fo:font-style="italic" style:font-style-asian="italic" fo:language="en" fo:country="US"/>
    </style:style>
    <style:style style:name="T388" style:parent-style-name="Fonteparág.padrão" style:family="text">
      <style:text-properties style:font-name="Cambria" style:font-name-asian="Calibri" style:font-name-complex="Calibri" fo:font-weight="bold" style:font-weight-asian="bold" fo:font-style="italic" style:font-style-asian="italic" fo:language="en" fo:country="US"/>
    </style:style>
    <style:style style:name="T389" style:parent-style-name="Fonteparág.padrão" style:family="text">
      <style:text-properties style:font-name="Cambria" style:font-name-asian="Calibri" style:font-name-complex="Calibri" fo:font-style="italic" style:font-style-asian="italic" fo:language="en" fo:country="US"/>
    </style:style>
    <style:style style:name="T390" style:parent-style-name="Fonteparág.padrão" style:family="text">
      <style:text-properties style:font-name="Cambria" style:font-name-asian="Calibri" style:font-name-complex="Calibri" fo:language="en" fo:country="US"/>
    </style:style>
    <style:style style:name="P391" style:parent-style-name="Normal" style:family="paragraph">
      <style:paragraph-properties fo:text-align="justify" fo:line-height="150%"/>
    </style:style>
    <style:style style:name="T392" style:parent-style-name="Fonteparág.padrão" style:family="text">
      <style:text-properties style:font-name="Cambria" style:font-name-asian="Cambria" style:font-name-complex="Cambria" fo:language="en" fo:country="US"/>
    </style:style>
    <style:style style:name="T393" style:parent-style-name="Fonteparág.padrão" style:family="text">
      <style:text-properties style:font-name="Cambria" style:font-name-asian="Cambria" style:font-name-complex="Cambria" fo:font-style="italic" style:font-style-asian="italic" fo:language="en" fo:country="US"/>
    </style:style>
    <style:style style:name="T394" style:parent-style-name="Fonteparág.padrão" style:family="text">
      <style:text-properties style:font-name="Cambria" style:font-name-asian="Cambria" style:font-name-complex="Cambria" fo:font-style="italic" style:font-style-asian="italic" fo:language="en" fo:country="US"/>
    </style:style>
    <style:style style:name="T395" style:parent-style-name="Fonteparág.padrão" style:family="text">
      <style:text-properties style:font-name="Cambria" style:font-name-asian="Cambria" style:font-name-complex="Cambria" fo:language="en" fo:country="US"/>
    </style:style>
    <style:style style:name="P396" style:parent-style-name="Normal" style:family="paragraph">
      <style:paragraph-properties fo:text-align="justify" fo:line-height="150%"/>
    </style:style>
    <style:style style:name="T397" style:parent-style-name="Fonteparág.padrão" style:family="text">
      <style:text-properties style:font-name="Cambria" style:font-name-asian="Cambria" style:font-name-complex="Cambria" fo:language="en" fo:country="US"/>
    </style:style>
    <style:style style:name="T398" style:parent-style-name="Fonteparág.padrão" style:family="text">
      <style:text-properties style:font-name="Cambria" style:font-name-asian="Cambria" style:font-name-complex="Cambria" fo:font-style="italic" style:font-style-asian="italic" fo:language="en" fo:country="US"/>
    </style:style>
    <style:style style:name="T399"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00" style:parent-style-name="Fonteparág.padrão" style:family="text">
      <style:text-properties style:font-name="Cambria" style:font-name-asian="Cambria" style:font-name-complex="Cambria" fo:font-style="italic" style:font-style-asian="italic" fo:language="en" fo:country="US"/>
    </style:style>
    <style:style style:name="T401"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02" style:parent-style-name="Fonteparág.padrão" style:family="text">
      <style:text-properties style:font-name="Cambria" style:font-name-asian="Cambria" style:font-name-complex="Cambria" fo:font-style="italic" style:font-style-asian="italic" fo:language="en" fo:country="US"/>
    </style:style>
    <style:style style:name="T403" style:parent-style-name="Fonteparág.padrão" style:family="text">
      <style:text-properties style:font-name="Cambria" style:font-name-asian="Cambria" style:font-name-complex="Cambria" fo:font-style="italic" style:font-style-asian="italic" fo:language="en" fo:country="US"/>
    </style:style>
    <style:style style:name="T404"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05" style:parent-style-name="Fonteparág.padrão" style:family="text">
      <style:text-properties style:font-name="Cambria" style:font-name-asian="Cambria" style:font-name-complex="Cambria" fo:font-style="italic" style:font-style-asian="italic" fo:language="en" fo:country="US"/>
    </style:style>
    <style:style style:name="T406"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07" style:parent-style-name="Fonteparág.padrão" style:family="text">
      <style:text-properties style:font-name="Cambria" style:font-name-asian="Cambria" style:font-name-complex="Cambria" fo:font-style="italic" style:font-style-asian="italic" fo:language="en" fo:country="US"/>
    </style:style>
    <style:style style:name="P408" style:parent-style-name="Normal" style:family="paragraph">
      <style:paragraph-properties fo:text-align="justify" fo:line-height="150%"/>
    </style:style>
    <style:style style:name="T409" style:parent-style-name="Fonteparág.padrão" style:family="text">
      <style:text-properties style:font-name="Cambria" style:font-name-asian="Cambria" style:font-name-complex="Cambria" fo:language="en" fo:country="US"/>
    </style:style>
    <style:style style:name="T410" style:parent-style-name="Fonteparág.padrão" style:family="text">
      <style:text-properties style:font-name="Cambria" style:font-name-asian="Cambria" style:font-name-complex="Cambria" fo:font-style="italic" style:font-style-asian="italic" fo:language="en" fo:country="US"/>
    </style:style>
    <style:style style:name="P411" style:parent-style-name="Normal" style:family="paragraph">
      <style:paragraph-properties fo:text-align="justify" fo:line-height="150%"/>
    </style:style>
    <style:style style:name="T412" style:parent-style-name="Fonteparág.padrão" style:family="text">
      <style:text-properties style:font-name="Cambria" style:font-name-asian="Cambria" style:font-name-complex="Cambria" fo:font-style="italic" style:font-style-asian="italic" fo:language="en" fo:country="US"/>
    </style:style>
    <style:style style:name="T413" style:parent-style-name="Fonteparág.padrão" style:family="text">
      <style:text-properties style:font-name="Cambria" style:font-name-asian="Cambria" style:font-name-complex="Cambria" fo:font-style="italic" style:font-style-asian="italic" fo:language="en" fo:country="US"/>
    </style:style>
    <style:style style:name="T414" style:parent-style-name="Fonteparág.padrão" style:family="text">
      <style:text-properties style:font-name="Cambria" style:font-name-asian="Cambria" style:font-name-complex="Cambria" fo:language="en" fo:country="US"/>
    </style:style>
    <style:style style:name="P415" style:parent-style-name="Normal" style:family="paragraph">
      <style:paragraph-properties fo:text-align="justify" fo:line-height="150%"/>
    </style:style>
    <style:style style:name="T416" style:parent-style-name="Fonteparág.padrão" style:family="text">
      <style:text-properties style:font-name="Cambria" style:font-name-asian="Cambria" style:font-name-complex="Cambria" fo:language="en" fo:country="US"/>
    </style:style>
    <style:style style:name="T417" style:parent-style-name="Fonteparág.padrão" style:family="text">
      <style:text-properties style:font-name="Cambria" style:font-name-asian="Cambria" style:font-name-complex="Cambria" fo:font-style="italic" style:font-style-asian="italic" fo:language="en" fo:country="US"/>
    </style:style>
    <style:style style:name="T418" style:parent-style-name="Fonteparág.padrão" style:family="text">
      <style:text-properties style:font-name="Cambria" style:font-name-asian="Cambria" style:font-name-complex="Cambria" fo:font-style="italic" style:font-style-asian="italic" fo:language="en" fo:country="US"/>
    </style:style>
    <style:style style:name="T419"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20" style:parent-style-name="Fonteparág.padrão" style:family="text">
      <style:text-properties style:font-name="Cambria" style:font-name-asian="Cambria" style:font-name-complex="Cambria" fo:font-style="italic" style:font-style-asian="italic" fo:language="en" fo:country="US"/>
    </style:style>
    <style:style style:name="T421" style:parent-style-name="Fonteparág.padrão" style:family="text">
      <style:text-properties style:font-name="Cambria" style:font-name-asian="Cambria" style:font-name-complex="Cambria" fo:language="en" fo:country="US"/>
    </style:style>
    <style:style style:name="P422" style:parent-style-name="Normal" style:family="paragraph">
      <style:paragraph-properties fo:text-align="justify" fo:line-height="150%"/>
    </style:style>
    <style:style style:name="T423" style:parent-style-name="Fonteparág.padrão" style:family="text">
      <style:text-properties style:font-name="Cambria" style:font-name-asian="Cambria" style:font-name-complex="Cambria" fo:language="en" fo:country="US"/>
    </style:style>
    <style:style style:name="T424" style:parent-style-name="Fonteparág.padrão" style:family="text">
      <style:text-properties style:font-name="Cambria" style:font-name-asian="Cambria" style:font-name-complex="Cambria" fo:font-style="italic" style:font-style-asian="italic" fo:language="en" fo:country="US"/>
    </style:style>
    <style:style style:name="T425"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26" style:parent-style-name="Fonteparág.padrão" style:family="text">
      <style:text-properties style:font-name="Cambria" style:font-name-asian="Cambria" style:font-name-complex="Cambria" fo:font-style="italic" style:font-style-asian="italic" fo:language="en" fo:country="US"/>
    </style:style>
    <style:style style:name="P427" style:parent-style-name="Normal" style:family="paragraph">
      <style:paragraph-properties fo:text-align="justify" fo:line-height="150%"/>
    </style:style>
    <style:style style:name="T428" style:parent-style-name="Fonteparág.padrão" style:family="text">
      <style:text-properties style:font-name="Cambria" style:font-name-asian="Cambria" style:font-name-complex="Cambria" fo:font-style="italic" style:font-style-asian="italic" fo:language="en" fo:country="US"/>
    </style:style>
    <style:style style:name="T429"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30" style:parent-style-name="Fonteparág.padrão" style:family="text">
      <style:text-properties style:font-name="Cambria" style:font-name-asian="Cambria" style:font-name-complex="Cambria" fo:font-style="italic" style:font-style-asian="italic" fo:language="en" fo:country="US"/>
    </style:style>
    <style:style style:name="T431" style:parent-style-name="Fonteparág.padrão" style:family="text">
      <style:text-properties style:font-name="Cambria" style:font-name-asian="Cambria" style:font-name-complex="Cambria" fo:font-style="italic" style:font-style-asian="italic" fo:language="en" fo:country="US"/>
    </style:style>
    <style:style style:name="P432" style:parent-style-name="Normal" style:family="paragraph">
      <style:paragraph-properties fo:text-align="justify" fo:line-height="150%"/>
    </style:style>
    <style:style style:name="T433" style:parent-style-name="Fonteparág.padrão" style:family="text">
      <style:text-properties style:font-name="Cambria" style:font-name-asian="Cambria" style:font-name-complex="Cambria" fo:font-style="italic" style:font-style-asian="italic" fo:language="en" fo:country="US"/>
    </style:style>
    <style:style style:name="T434"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35" style:parent-style-name="Fonteparág.padrão" style:family="text">
      <style:text-properties style:font-name="Cambria" style:font-name-asian="Cambria" style:font-name-complex="Cambria" fo:font-style="italic" style:font-style-asian="italic" fo:language="en" fo:country="US"/>
    </style:style>
    <style:style style:name="T436" style:parent-style-name="Fonteparág.padrão" style:family="text">
      <style:text-properties style:font-name="Cambria" style:font-name-asian="Cambria" style:font-name-complex="Cambria" fo:font-style="italic" style:font-style-asian="italic" fo:language="en" fo:country="US"/>
    </style:style>
    <style:style style:name="T437" style:parent-style-name="Fonteparág.padrão" style:family="text">
      <style:text-properties style:font-name="Cambria" style:font-name-asian="Cambria" style:font-name-complex="Cambria" fo:font-style="italic" style:font-style-asian="italic" fo:language="en" fo:country="US"/>
    </style:style>
    <style:style style:name="T438" style:parent-style-name="Fonteparág.padrão" style:family="text">
      <style:text-properties style:font-name="Cambria" style:font-name-asian="Cambria" style:font-name-complex="Cambria" fo:font-style="italic" style:font-style-asian="italic" fo:language="en" fo:country="US"/>
    </style:style>
    <style:style style:name="T439" style:parent-style-name="Fonteparág.padrão" style:family="text">
      <style:text-properties style:font-name="Cambria" style:font-name-asian="Cambria" style:font-name-complex="Cambria" fo:font-style="italic" style:font-style-asian="italic" fo:language="en" fo:country="US"/>
    </style:style>
    <style:style style:name="T440" style:parent-style-name="Fonteparág.padrão" style:family="text">
      <style:text-properties style:font-name="Cambria" style:font-name-asian="Cambria" style:font-name-complex="Cambria" fo:font-style="italic" style:font-style-asian="italic" fo:language="en" fo:country="US"/>
    </style:style>
    <style:style style:name="T441" style:parent-style-name="Fonteparág.padrão" style:family="text">
      <style:text-properties style:font-name="Cambria" style:font-name-asian="Cambria" style:font-name-complex="Cambria" fo:font-style="italic" style:font-style-asian="italic" fo:language="en" fo:country="US"/>
    </style:style>
    <style:style style:name="T442" style:parent-style-name="Fonteparág.padrão" style:family="text">
      <style:text-properties style:font-name="Cambria" style:font-name-asian="Cambria" style:font-name-complex="Cambria" fo:font-style="italic" style:font-style-asian="italic" fo:language="en" fo:country="US"/>
    </style:style>
    <style:style style:name="T443"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44" style:parent-style-name="Fonteparág.padrão" style:family="text">
      <style:text-properties style:font-name="Cambria" style:font-name-asian="Cambria" style:font-name-complex="Cambria" fo:font-style="italic" style:font-style-asian="italic" fo:language="en" fo:country="US"/>
    </style:style>
    <style:style style:name="T445" style:parent-style-name="Fonteparág.padrão" style:family="text">
      <style:text-properties style:font-name="Cambria" style:font-name-asian="Cambria" style:font-name-complex="Cambria" fo:font-style="italic" style:font-style-asian="italic" fo:language="en" fo:country="US"/>
    </style:style>
    <style:style style:name="T446" style:parent-style-name="Fonteparág.padrão" style:family="text">
      <style:text-properties style:font-name="Cambria" style:font-name-asian="Cambria" style:font-name-complex="Cambria" fo:font-style="italic" style:font-style-asian="italic" fo:language="en" fo:country="US"/>
    </style:style>
    <style:style style:name="T447" style:parent-style-name="Fonteparág.padrão" style:family="text">
      <style:text-properties style:font-name="Cambria" style:font-name-asian="Cambria" style:font-name-complex="Cambria" fo:font-weight="bold" style:font-weight-asian="bold" fo:font-style="italic" style:font-style-asian="italic" fo:language="en" fo:country="US"/>
    </style:style>
    <style:style style:name="T448" style:parent-style-name="Fonteparág.padrão" style:family="text">
      <style:text-properties style:font-name="Cambria" style:font-name-asian="Cambria" style:font-name-complex="Cambria" fo:font-style="italic" style:font-style-asian="italic" fo:language="en" fo:country="US"/>
    </style:style>
    <style:style style:name="T449" style:parent-style-name="Fonteparág.padrão" style:family="text">
      <style:text-properties style:font-name="Cambria" style:font-name-asian="Cambria" style:font-name-complex="Cambria" fo:language="en" fo:country="US"/>
    </style:style>
    <style:style style:name="P450" style:parent-style-name="Normal" style:family="paragraph">
      <style:paragraph-properties fo:text-align="justify" fo:line-height="150%"/>
    </style:style>
    <style:style style:name="T451" style:parent-style-name="Fonteparág.padrão" style:family="text">
      <style:text-properties style:font-name="Cambria" style:font-name-asian="Cambria" style:font-name-complex="Cambria" fo:language="en" fo:country="US"/>
    </style:style>
    <style:style style:name="T452" style:parent-style-name="Fonteparág.padrão" style:family="text">
      <style:text-properties style:font-name="Cambria" style:font-name-asian="Cambria" style:font-name-complex="Cambria" fo:font-style="italic" style:font-style-asian="italic" fo:language="en" fo:country="US"/>
    </style:style>
    <style:style style:name="T453" style:parent-style-name="Fonteparág.padrão" style:family="text">
      <style:text-properties style:font-name="Cambria" style:font-name-asian="Cambria" style:font-name-complex="Cambria" fo:font-style="italic" style:font-style-asian="italic" fo:language="en" fo:country="US"/>
    </style:style>
    <style:style style:name="T454" style:parent-style-name="Fonteparág.padrão" style:family="text">
      <style:text-properties style:font-name="Cambria" style:font-name-asian="Cambria" style:font-name-complex="Cambria" fo:font-style="italic" style:font-style-asian="italic" fo:language="en" fo:country="US"/>
    </style:style>
    <style:style style:name="T455" style:parent-style-name="Fonteparág.padrão" style:family="text">
      <style:text-properties style:font-name="Cambria" style:font-name-asian="Cambria" style:font-name-complex="Cambria" fo:language="en" fo:country="US"/>
    </style:style>
    <style:style style:name="P456" style:parent-style-name="Normal" style:family="paragraph">
      <style:paragraph-properties fo:line-height="150%"/>
      <style:text-properties style:font-name="Cambria" style:font-name-asian="Cambria" style:font-name-complex="Cambria" fo:font-weight="bold" style:font-weight-asian="bold" fo:font-size="16pt" style:font-size-asian="16pt" fo:language="en" fo:country="US"/>
    </style:style>
    <style:style style:name="P457" style:parent-style-name="Normal" style:family="paragraph">
      <style:paragraph-properties fo:line-height="150%"/>
    </style:style>
    <style:style style:name="T458" style:parent-style-name="Fonteparág.padrão" style:family="text">
      <style:text-properties style:font-name="Cambria" style:font-name-asian="Cambria" style:font-name-complex="Cambria" fo:font-weight="bold" style:font-weight-asian="bold" fo:font-size="16pt" style:font-size-asian="16pt" fo:language="en" fo:country="US"/>
    </style:style>
    <style:style style:name="P459" style:parent-style-name="Normal" style:family="paragraph">
      <style:paragraph-properties fo:text-align="justify" fo:line-height="150%"/>
    </style:style>
    <style:style style:name="T460" style:parent-style-name="Fonteparág.padrão" style:family="text">
      <style:text-properties style:font-name="Cambria" style:font-name-asian="Cambria" style:font-name-complex="Cambria" fo:language="en" fo:country="US"/>
    </style:style>
    <style:style style:name="T461" style:parent-style-name="Fonteparág.padrão" style:family="text">
      <style:text-properties style:font-name="Cambria" style:font-name-asian="Cambria" style:font-name-complex="Cambria"/>
    </style:style>
    <style:style style:name="T462"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463" style:parent-style-name="Fonteparág.padrão" style:family="text">
      <style:text-properties style:font-name="Cambria" style:font-name-asian="Cambria" style:font-name-complex="Cambria"/>
    </style:style>
    <style:style style:name="P464" style:parent-style-name="Normal" style:family="paragraph">
      <style:paragraph-properties fo:text-align="justify" fo:line-height="150%"/>
    </style:style>
    <style:style style:name="T465" style:parent-style-name="Fonteparág.padrão" style:family="text">
      <style:text-properties style:font-name="Cambria" style:font-name-asian="Cambria" style:font-name-complex="Cambria" fo:language="en" fo:country="US"/>
    </style:style>
    <style:style style:name="T466" style:parent-style-name="Fonteparág.padrão" style:family="text">
      <style:text-properties style:font-name="Cambria" style:font-name-asian="Cambria" style:font-name-complex="Cambria" fo:language="en" fo:country="US"/>
    </style:style>
    <style:style style:name="T467" style:parent-style-name="Fonteparág.padrão" style:family="text">
      <style:text-properties style:font-name="Cambria" style:font-name-asian="Cambria" style:font-name-complex="Cambria"/>
    </style:style>
    <style:style style:name="T468"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469" style:parent-style-name="Fonteparág.padrão" style:family="text">
      <style:text-properties style:font-name="Cambria" style:font-name-asian="Cambria" style:font-name-complex="Cambria"/>
    </style:style>
    <style:style style:name="P470" style:parent-style-name="Normal" style:family="paragraph">
      <style:paragraph-properties fo:text-align="justify" fo:line-height="150%"/>
    </style:style>
    <style:style style:name="T471" style:parent-style-name="Fonteparág.padrão" style:family="text">
      <style:text-properties style:font-name="Cambria" style:font-name-asian="Cambria" style:font-name-complex="Cambria" fo:language="en" fo:country="US"/>
    </style:style>
    <style:style style:name="T472" style:parent-style-name="Fonteparág.padrão" style:family="text">
      <style:text-properties style:font-name="Cambria" style:font-name-asian="Cambria" style:font-name-complex="Cambria"/>
    </style:style>
    <style:style style:name="T473"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474" style:parent-style-name="Fonteparág.padrão" style:family="text">
      <style:text-properties style:font-name="Cambria" style:font-name-asian="Cambria" style:font-name-complex="Cambria"/>
    </style:style>
    <style:style style:name="P475" style:parent-style-name="Normal" style:family="paragraph">
      <style:paragraph-properties fo:text-align="justify" fo:line-height="150%"/>
    </style:style>
    <style:style style:name="T476" style:parent-style-name="Fonteparág.padrão" style:family="text">
      <style:text-properties style:font-name="Cambria" style:font-name-asian="Cambria" style:font-name-complex="Cambria" fo:language="en" fo:country="US"/>
    </style:style>
    <style:style style:name="T477" style:parent-style-name="Fonteparág.padrão" style:family="text">
      <style:text-properties style:font-name="Cambria" style:font-name-asian="Cambria" style:font-name-complex="Cambria"/>
    </style:style>
    <style:style style:name="T478"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479" style:parent-style-name="Fonteparág.padrão" style:family="text">
      <style:text-properties style:font-name="Cambria" style:font-name-asian="Cambria" style:font-name-complex="Cambria"/>
    </style:style>
    <style:style style:name="P480" style:parent-style-name="Normal" style:family="paragraph">
      <style:paragraph-properties fo:text-align="justify" fo:line-height="150%"/>
    </style:style>
    <style:style style:name="T481" style:parent-style-name="Fonteparág.padrão" style:family="text">
      <style:text-properties style:font-name="Cambria" style:font-name-asian="Cambria" style:font-name-complex="Cambria" fo:language="en" fo:country="US"/>
    </style:style>
    <style:style style:name="T482" style:parent-style-name="Fonteparág.padrão" style:family="text">
      <style:text-properties style:font-name="Cambria" style:font-name-asian="Cambria" style:font-name-complex="Cambria"/>
    </style:style>
    <style:style style:name="T483" style:parent-style-name="Fonteparág.padrão" style:family="text">
      <style:text-properties style:font-name="Cambria" style:font-name-asian="Cambria" style:font-name-complex="Cambria"/>
    </style:style>
    <style:style style:name="T484"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485" style:parent-style-name="Fonteparág.padrão" style:family="text">
      <style:text-properties style:font-name="Cambria" style:font-name-asian="Cambria" style:font-name-complex="Cambria"/>
    </style:style>
    <style:style style:name="P486" style:parent-style-name="Normal" style:family="paragraph">
      <style:paragraph-properties fo:line-height="150%"/>
    </style:style>
    <style:style style:name="T487" style:parent-style-name="Fonteparág.padrão" style:family="text">
      <style:text-properties style:font-name="Cambria" style:font-name-asian="Cambria" style:font-name-complex="Cambria"/>
    </style:style>
    <style:style style:name="T488"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489" style:parent-style-name="Fonteparág.padrão" style:family="text">
      <style:text-properties style:font-name="Cambria" style:font-name-asian="Cambria" style:font-name-complex="Cambria"/>
    </style:style>
    <style:style style:name="P490" style:parent-style-name="Normal" style:family="paragraph">
      <style:paragraph-properties fo:text-align="justify" fo:line-height="150%"/>
    </style:style>
    <style:style style:name="T491" style:parent-style-name="Fonteparág.padrão" style:family="text">
      <style:text-properties style:font-name="Cambria" style:font-name-asian="Cambria" style:font-name-complex="Cambria" fo:language="en" fo:country="US"/>
    </style:style>
    <style:style style:name="T492" style:parent-style-name="Fonteparág.padrão" style:family="text">
      <style:text-properties style:font-name="Cambria" style:font-name-asian="Cambria" style:font-name-complex="Cambria"/>
    </style:style>
    <style:style style:name="T493" style:parent-style-name="Fonteparág.padrão" style:family="text">
      <style:text-properties style:font-name="Cambria" style:font-name-asian="Cambria" style:font-name-complex="Cambria" fo:color="#0000FF" style:text-underline-type="single" style:text-underline-style="solid" style:text-underline-width="auto" style:text-underline-mode="continuous"/>
    </style:style>
    <style:style style:name="T494" style:parent-style-name="Fonteparág.padrão" style:family="text">
      <style:text-properties style:font-name="Cambria" style:font-name-asian="Cambria" style:font-name-complex="Cambria"/>
    </style:style>
    <style:style style:name="P495" style:parent-style-name="Normal" style:family="paragraph">
      <style:paragraph-properties fo:text-align="justify" fo:line-height="150%"/>
    </style:style>
    <style:style style:name="T496" style:parent-style-name="Fonteparág.padrão" style:family="text">
      <style:text-properties style:font-name="Cambria" style:font-name-asian="Cambria" style:font-name-complex="Cambria"/>
    </style:style>
    <style:style style:name="T497" style:parent-style-name="Hyperlink" style:family="text">
      <style:text-properties style:font-name="Cambria"/>
    </style:style>
    <style:style style:name="T498" style:parent-style-name="Hyperlink" style:family="text">
      <style:text-properties style:font-name="Cambria"/>
    </style:style>
    <style:style style:name="T499" style:parent-style-name="Fonteparág.padrão" style:family="text">
      <style:text-properties style:font-name="Cambria"/>
    </style:style>
    <style:style style:name="P500" style:parent-style-name="Normal" style:family="paragraph">
      <style:paragraph-properties fo:text-align="justify" fo:line-height="150%"/>
    </style:style>
    <style:style style:name="T501" style:parent-style-name="Fonteparág.padrão" style:family="text">
      <style:text-properties style:font-name="Cambria"/>
    </style:style>
    <style:style style:name="T502" style:parent-style-name="Hyperlink" style:family="text">
      <style:text-properties style:font-name="Cambria"/>
    </style:style>
    <style:style style:name="T503" style:parent-style-name="Hyperlink" style:family="text">
      <style:text-properties style:font-name="Cambria"/>
    </style:style>
    <style:style style:name="T504" style:parent-style-name="Fonteparág.padrão" style:family="text">
      <style:text-properties style:font-name="Cambria"/>
    </style:style>
    <style:style style:name="P505" style:parent-style-name="Normal" style:family="paragraph">
      <style:paragraph-properties fo:text-align="justify" fo:line-height="150%"/>
    </style:style>
    <style:style style:name="T506" style:parent-style-name="Fonteparág.padrão" style:family="text">
      <style:text-properties style:font-name="Cambria"/>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Aprofundando em questões do Python pedidos em entrevistas</text:span></text:p>
      <text:p text:style-name="P3"><text:span text:style-name="T4">. Cite os principais recursos do Python?</text:span></text:p>
      <text:p text:style-name="P5"><text:span text:style-name="T6">"Recursos Chave</text:span></text:p>
      <text:p text:style-name="P7"><text:span text:style-name="T8"><text:tab/>Guia de estilo de codificação</text:span></text:p>
      <text:p text:style-name="P9"><text:span text:style-name="T10"><text:tab/></text:span><text:span text:style-name="T11"><text:tab/>PEP 7 (Guia de Estilo para<text:s/></text:span><text:span text:style-name="T12">Codificação em C)</text:span></text:p>
      <text:p text:style-name="P13"><text:span text:style-name="T14"><text:tab/></text:span><text:span text:style-name="T15"><text:tab/>PEP 8 (Guia de Estilo para Codificação em Python)</text:span></text:p>
      <text:p text:style-name="P16"><text:span text:style-name="T17"><text:tab/>Rastreador de problema</text:span></text:p>
      <text:p text:style-name="P18"><text:span text:style-name="T19"><text:tab/></text:span><text:span text:style-name="T20"><text:tab/>Meta rastreador (rastreador de problema para o rastreador de problema)</text:span></text:p>
      <text:p text:style-name="P21"><text:span text:style-name="T22"><text:tab/></text:span><text:span text:style-name="T23"><text:tab/></text:span><text:span text:style-name="T24">Indice Expert</text:span></text:p>
      <text:p text:style-name="P25"><text:span text:style-name="T26"><text:tab/>Buildbot status</text:span></text:p>
      <text:p text:style-name="P27"><text:span text:style-name="T28"><text:tab/>Fonde de código</text:span></text:p>
      <text:p text:style-name="P29"><text:span text:style-name="T30"><text:tab/></text:span><text:span text:style-name="T31"><text:tab/>Broswer online</text:span></text:p>
      <text:p text:style-name="P32"><text:span text:style-name="T33"><text:tab/></text:span><text:span text:style-name="T34"><text:tab/>Snapshot do branch *</text:span><text:span text:style-name="T35">master*</text:span></text:p>
      <text:p text:style-name="P36"><text:span text:style-name="T37"><text:tab/></text:span><text:span text:style-name="T38"><text:tab/></text:span><text:span text:style-name="T39">Instalador OS X diário</text:span></text:p>
      <text:p text:style-name="P40"><text:span text:style-name="T41"><text:tab/>PEPs (Propsotas de Aprimoramento do Python)</text:span></text:p>
      <text:p text:style-name="P42"><text:span text:style-name="T43"><text:tab/>Onde Conseguir Ajuda</text:span></text:p>
      <text:p text:style-name="P44"><text:tab/>Desenvolverdor de Log"[1] (Python Software Foundation, tradução nossa).</text:p>
      <text:p text:style-name="P45"/>
      <text:p text:style-name="P46"><text:span text:style-name="T47">. Que tipo de linguagem é python? Programação ou scripting?</text:span></text:p>
      <text:p text:style-name="P48"><text:span text:style-name="T49">"Python é uma linguage</text:span><text:span text:style-name="T50">m de programção orientada a objetos, interativa e interpretada.". [2](Python Software Foundation, tradução nossa) Também, entende-se, segundo Python Software Foundation: "Diferente do script shell do Unix, Python pode ser embutido por inteiro como uma ling</text:span><text:span text:style-name="T51">uagem de script dentro de grande sitema de software"[3](Python Software Foundation, tradução nossa).</text:span></text:p>
      <text:p text:style-name="P52"/>
      <text:p text:style-name="P53"><text:span text:style-name="T54">. Como o Python é uma linguagem interpretada?</text:span></text:p>
      <text:p text:style-name="P55"><text:span text:style-name="T56">Elucida: "para contribuição ao interpretador de referencia Python, também conhecido como CPython (embora<text:s/></text:span><text:span text:style-name="T57">maior parte de sua biblioteca padrão é escrita em Python, o núcleo do interpretador é escrito em C e integra-se muito facilmente com os ecossistemas C e C++)"[4](Python Software Foundation, tradução nossa).</text:span></text:p>
      <text:p text:style-name="P58"><text:span text:style-name="T59">A utilização de seu<text:s/></text:span><text:span text:style-name="T60">core</text:span><text:span text:style-name="T61"><text:s/>escrito em C permite a e</text:span><text:span text:style-name="T62">xecução da rotinas nos sistemas operacionais escritos em C e C++ pela sua adaptabilidade. Também: “</text:span><text:span text:style-name="T63">[...] quando o interpretador descobre um erro, surge uma exceção. Quando o programa não pega a exceção, o interpretador imprimi o rastreamento de pilha. Um d</text:span><text:span text:style-name="T64">epurador de nível de fonte permite<text:s/></text:span><text:soft-page-break/><text:span text:style-name="T65">inspeção de variáveis locais e globais, avaliando expressões arbitrárias, definindo pontos de parada, passando pelo código em uma linha por vez, e por diante.</text:span><text:span text:style-name="T66">” [5] (The Python Software Foundation, tradução nossa)</text:span></text:p>
      <text:p text:style-name="P67"><text:span text:style-name="T68">. O que<text:s/></text:span><text:span text:style-name="T69">é pep 8?</text:span></text:p>
      <text:p text:style-name="P70"><text:span text:style-name="T71">Segundo o Python Software Foundation o PEP 8 é um Guide Style for Python Code (Guia de estilo para Codificação Python). Definem-se: “[...] dá convenções de codificação para o código Python compreendendo a biblioteca padrão na principal distribuiçã</text:span><text:span text:style-name="T72">o Python”.[5]</text:span></text:p>
      <text:p text:style-name="P73"><text:span text:style-name="T74">Em outras palavras, é uma biblioteca que constitui a biblioteca padrão das principais distribuições de Python definindo as normas de codificação para a excecução de scripts.</text:span></text:p>
      <text:p text:style-name="P75"/>
      <text:p text:style-name="P76"><text:span text:style-name="T77">. Como a memória é gerenciada no Python?</text:span></text:p>
      <text:p text:style-name="P78"><text:span text:style-name="T79">"Gerenciamento de memória<text:s/></text:span><text:span text:style-name="T80">em Python envolve uma pilha privada contendo todos os objetos Python e estrutura de dados. [...] O gerenciamento de memória do Python possui diferentes componentes que lidam com vários aspectos de gerenciamento dinâmico, como compartilhamento, segmentação,</text:span><text:span text:style-name="T81"><text:s/>pré-alocação ou caching".[6] ( The Python Software Foundation, tradução nossa).</text:span></text:p>
      <text:p text:style-name="P82"><text:span text:style-name="T83">"No mais baixo nível, uma alocação de memória pura assegura que haja cubículos na pilha para todos os dados relacionados ao Python para interagir com o gerenciador de memória<text:s/></text:span><text:span text:style-name="T84">do sistema operacional. No topo do alocador de memória puro, muitos alocadores de objetos específicos operam na mesma pilha e implementam políticas distintas de gerenciamento de memória adaptadas as peculiaridades de todos os tipos de objetos. Por exemplo,</text:span><text:span text:style-name="T85"><text:s/>objetos inteiros são diferentemente gerenciados dentro da pilha que strings, tuplas [...]" [7] (The Python Software Foundation, tradução nossa).</text:span></text:p>
      <text:p text:style-name="P86"/>
      <text:p text:style-name="P87"><text:span text:style-name="T88">. O que é o PYTHONPATH?</text:span></text:p>
      <text:p text:style-name="P89"/>
      <text:p text:style-name="P90"><text:span text:style-name="T91">. Qual é a diferença entre arrays e listas do Python?</text:span></text:p>
      <text:p text:style-name="P92"><text:span text:style-name="T93">Listas são</text:span><text:span text:style-name="T94">: “</text:span><text:span text:style-name="T95">Uma cons</text:span><text:span text:style-name="T96">trução de sequência de Python. Apesar de seu nome ser muito parecido com array em</text:span><text:span text:style-name="T97"><text:s/>outras linguagens que a um lista ligada, desde o acesso aos elementos, é</text:span><text:span text:style-name="T98"><text:s/>O(1).</text:span></text:p>
      <text:p text:style-name="P99"/>
      <text:p text:style-name="P100">. O que são docstrings em Python?</text:p>
      <text:p text:style-name="P101"><text:span text:style-name="T102">Defini-se por “</text:span><text:span text:style-name="T103">Uma literatura string que aparece como a primeira expressão na classe, função ou módulo. Embora ignorada quando adequadamente executada, é reconhecida pelo compilador e inserida no atributo __doc__ do fechamento da classe, função ou mód</text:span><text:span text:style-name="T104">ulo.</text:span><text:span text:style-name="T105">”<text:s/></text:span><text:span text:style-name="T106">[?] (The Python Software Foundation, tradução nossa)</text:span></text:p>
      <text:p text:style-name="P107"/>
      <text:soft-page-break/>
      <text:p text:style-name="P108"><text:span text:style-name="T109">. Sempre que o Python termina, por que toda a memória não é alocada?</text:span></text:p>
      <text:p text:style-name="P110"/>
      <text:p text:style-name="P111">. O que é um dicionário em Python?</text:p>
      <text:p text:style-name="P112"><text:span text:style-name="T113">"Dicionários são algumas vezes encontrados em outras linguagens como 'memórias associadas'<text:s/></text:span><text:span text:style-name="T114">ou '</text:span><text:span text:style-name="T115">arrays</text:span><text:span text:style-name="T116"><text:s/>associativas'. Diferente de sequencias, que são indexadas por uma finidade de números, dicionários são indexados por chaves, que podem ser qualquer tipo imutável;<text:s/></text:span><text:span text:style-name="T117">strings<text:s/></text:span><text:span text:style-name="T118">e números can sempre serão chaves[...]". [?] (The Python Software Foundati</text:span><text:span text:style-name="T119">on)</text:span></text:p>
      <text:p text:style-name="P120"/>
      <text:p text:style-name="P121"><text:span text:style-name="T122">.O que isso significa: *args, **kwargs? E por que nós a usuaríamos?</text:span></text:p>
      <text:p text:style-name="P123"><text:span text:style-name="T124">Resumidamente seria: "Coletar os argumentos usando os especificadores<text:s/></text:span><text:span text:style-name="T125">*</text:span><text:span text:style-name="T126"><text:s/>e<text:s/></text:span><text:span text:style-name="T127">**</text:span><text:span text:style-name="T128"><text:s/>na lista de parâmetros da função; dá a você argumentos posicionais como uma tupla e os argumentos de palav</text:span><text:span text:style-name="T129">ras-chaves como um dicionário. Você pode então passar esses argumentos chamando uma outra função usando<text:s/></text:span><text:span text:style-name="T130">*</text:span><text:span text:style-name="T131"><text:s/>e<text:s/></text:span><text:span text:style-name="T132">**</text:span><text:span text:style-name="T133">".[?] (The Python Software Foundation, tradução nossa).</text:span></text:p>
      <text:p text:style-name="P134"/>
      <text:p text:style-name="P135"><text:span text:style-name="T136">. Como adicionar valores a um array python?</text:span></text:p>
      <text:p text:style-name="P137"><text:span text:style-name="T138">"O modulo define o tipo seguinte:</text:span></text:p>
      <text:p text:style-name="P139"><text:span text:style-name="T140">class<text:s/></text:span><text:span text:style-name="T141">array.array(typecode[, initializer])</text:span></text:p>
      <text:p text:style-name="P142"><text:span text:style-name="T143">Um nova array cujos itens são restritos a typecode e, inicializado desde o valor iniciador opcional, deve ser uma list, um byte como objeto, ou outros elementos interáveis do tipo apropriado."[</text:span><text:span text:style-name="T144">?</text:span><text:span text:style-name="T145">](The Python Software Foun</text:span><text:span text:style-name="T146">dation, tradução nossa).</text:span></text:p>
      <text:p text:style-name="P147"><text:span text:style-name="T148">São formas de inserir dados ou valores a um array:</text:span></text:p>
      <text:p text:style-name="P149"><text:span text:style-name="T150"><draw:frame draw:z-index="251658240" draw:id="id0" draw:style-name="a0" draw:name="Picture 1" text:anchor-type="as-char" svg:x="0in" svg:y="0in" svg:width="5.77361in" svg:height="2.62292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span></text:p>
      <text:p text:style-name="P151"/>
      <text:p text:style-name="P152"><text:span text:style-name="T153">Onde "</text:span><text:span text:style-name="T154">b</text:span><text:span text:style-name="T155">" é a assinatura para dados do tipo<text:s/></text:span><text:span text:style-name="T156">character</text:span><text:span text:style-name="T157">, "</text:span><text:span text:style-name="T158">l</text:span><text:span text:style-name="T159">" para o tipo<text:s/></text:span><text:span text:style-name="T160">long</text:span><text:span text:style-name="T161">, "</text:span><text:span text:style-name="T162">f</text:span><text:span text:style-name="T163">"<text:s/></text:span><text:span text:style-name="T164">float</text:span><text:span text:style-name="T165"><text:s/>e "</text:span><text:span text:style-name="T166">d</text:span><text:span text:style-name="T167">"<text:s/></text:span><text:span text:style-name="T168">double</text:span><text:span text:style-name="T169">.</text:span></text:p>
      <text:p text:style-name="P170"/>
      <text:p text:style-name="P171"><text:span text:style-name="T172">. Qual é a diferença entre cópia profunda e superfi</text:span><text:span text:style-name="T173">cial?</text:span></text:p>
      <text:p text:style-name="P174"/>
      <text:p text:style-name="P175"><text:span text:style-name="T176">. Como o Multithreading é alcançado em Python?</text:span></text:p>
      <text:p text:style-name="P177"/>
      <text:p text:style-name="P178"><text:span text:style-name="T179">. Qual é o processo de compilação e vinculação em python?</text:span></text:p>
      <text:p text:style-name="P180"/>
      <text:p text:style-name="P181"><text:span text:style-name="T182">. O que são bibliotecas Python? Nomeie alguns deles.</text:span></text:p>
      <text:p text:style-name="P183"><text:span text:style-name="T184">Nota-se que:</text:span></text:p>
      <text:p text:style-name="P185"><text:span text:style-name="T186">"</text:span><text:span text:style-name="T187">A biblioteca Python contem variados componentes diversos.</text:span></text:p>
      <text:p text:style-name="P188"><text:span text:style-name="T189">Ela possuí tipos<text:s/></text:span><text:span text:style-name="T190">de dados que normalmente poderia ser parte de um 'core' da language, como números e listas. Por esses tipos, o core da linguagem Python define a forma de literais e algumas regras de lugares na suas semanticas, mas não define as semanticas por completo.</text:span><text:span text:style-name="T191">" [</text:span><text:span text:style-name="T192">?] (The Python Software Foundation, tradução nossa)</text:span></text:p>
      <text:p text:style-name="P193"><text:span text:style-name="T194">"</text:span><text:span text:style-name="T195">A biblioteca também contém contrução de function e exception - objetos que pode ser usados por todo o core de Python sem a necessidade de uma declaração import. Algumas dessas são definidas pelo core da<text:s/></text:span><text:span text:style-name="T196">linguagem, mas muitos são essenciais para núcleo semântico e são descritos aqui</text:span><text:span text:style-name="T197">".[?] (The Python Software Foundation, tradução nossa)</text:span></text:p>
      <text:p text:style-name="P198"/>
      <text:p text:style-name="P199"><text:span text:style-name="T200">. Como importar módulos em Python?</text:span></text:p>
      <text:p text:style-name="P201"><text:span text:style-name="T202">As regas de importação podem ser definidas deste modo:</text:span></text:p>
      <text:p text:style-name="P203"><text:span text:style-name="T204"><draw:frame draw:z-index="251658240" draw:id="id1" draw:style-name="a1" draw:name="Picture 2" text:anchor-type="as-char" svg:x="0in" svg:y="0in" svg:width="5.91528in" svg:height="1.81111in" style:rel-width="scale" style:rel-height="scale"><draw:object-ole draw:class-id="00000315-0000-0000-C000-000000000046" xlink:href="Object 2" xlink:type="simple" xlink:show="embed" xlink:actuate="onLoad"/><draw:image xlink:href="ObjectReplacements/Object 2" xlink:type="simple" xlink:show="embed" xlink:actuate="onLoad"/><svg:title/><svg:desc/></draw:frame></text:span></text:p>
      <text:p text:style-name="P205"><text:span text:style-name="T206">Algu</text:span><text:span text:style-name="T207">ns Exemplos:</text:span></text:p>
      <text:p text:style-name="P208"><text:span text:style-name="T209"><draw:frame draw:z-index="251658240" draw:id="id2" draw:style-name="a2" draw:name="Picture 3" text:anchor-type="as-char" svg:x="0in" svg:y="0in" svg:width="6in" svg:height="0.83958in" style:rel-width="scale" style:rel-height="scale"><draw:object-ole draw:class-id="00000315-0000-0000-C000-000000000046" xlink:href="Object 3" xlink:type="simple" xlink:show="embed" xlink:actuate="onLoad"/><draw:image xlink:href="ObjectReplacements/Object 3" xlink:type="simple" xlink:show="embed" xlink:actuate="onLoad"/><svg:title/><svg:desc/></draw:frame></text:span></text:p>
      <text:p text:style-name="P210"><text:span text:style-name="T211">"</text:span><text:span text:style-name="T212">O<text:s/></text:span><text:span text:style-name="T213">from<text:s/></text:span><text:span text:style-name="T214">usa um processo ligeiramente mais complexo:</text:span></text:p>
      <text:soft-page-break/>
      <text:p text:style-name="P215"><text:span text:style-name="T216">1. ache o modulo especificado na clausula</text:span><text:span text:style-name="T217"><text:s/>from</text:span><text:span text:style-name="T218">, carregando e inicializando-a se necessário;</text:span></text:p>
      <text:p text:style-name="P219"><text:span text:style-name="T220">2. para cada um dos identificadores especificados na clausula<text:s/></text:span><text:span text:style-name="T221">import</text:span><text:span text:style-name="T222">:</text:span></text:p>
      <text:p text:style-name="P223"><text:span text:style-name="T224"><text:tab/></text:span><text:span text:style-name="T225">1. verifique se o modulo importado possui um atributo com aquele nome</text:span></text:p>
      <text:p text:style-name="P226"><text:span text:style-name="T227"><text:tab/>2. senão, tente importar um submódulo com aquele nome e, então, verifique o modulo importado novamente para aquele atributo</text:span></text:p>
      <text:p text:style-name="P228"><text:span text:style-name="T229"><text:tab/>3. se o atributo não for encontrado,<text:s/></text:span><text:span text:style-name="T230">ImportError<text:s/></text:span><text:span text:style-name="T231">será aprese</text:span><text:span text:style-name="T232">ntado.</text:span></text:p>
      <text:p text:style-name="P233"><text:span text:style-name="T234"><text:tab/>4. caso contrário, uma referência àquele valor é armazenada no local do nome do espaço, usando o nome na clausula<text:s/></text:span><text:span text:style-name="T235">as<text:s/></text:span><text:span text:style-name="T236">se presente, ou usando o nome do atributo.</text:span><text:span text:style-name="T237">"[?] (The Python Software Foundation, tradução nossa).</text:span></text:p>
      <text:p text:style-name="P238"/>
      <text:p text:style-name="P239"><text:span text:style-name="T240">. Explique Herança em Python com<text:s/></text:span><text:span text:style-name="T241">um exemplo.</text:span></text:p>
      <text:p text:style-name="P242"><text:span text:style-name="T243">Herança em Python pode ser definida: “</text:span><text:span text:style-name="T244">Classes de Python prove todas as características padrões de Programação Orientada a Objeto: o mecanismo de herança de classe permite múltiplas classes base, um classe derivada poder sobrescrever quaisquer m</text:span><text:span text:style-name="T245">étodos de sua classe base ou classes base e, um método pode chamar os métodos da classe base com o mesmo nome.</text:span><text:span text:style-name="T246">” [?] (The Python Software Foundation, tradução nossa)</text:span></text:p>
      <text:p text:style-name="P247"/>
      <text:p text:style-name="P248">EXEMPLO E SÍNTAXE</text:p>
      <text:p text:style-name="P249"/>
      <text:p text:style-name="P250"><text:span text:style-name="T251">. Como as classes são criadas em Python?</text:span></text:p>
      <text:p text:style-name="P252"><text:span text:style-name="T253">A declaração de classes pode s</text:span><text:span text:style-name="T254">er feitas da seguinte forma:</text:span></text:p>
      <text:p text:style-name="P255"><text:span text:style-name="T256"><draw:frame draw:z-index="251658240" draw:id="id3" draw:style-name="a3" draw:name="Picture 4" text:anchor-type="as-char" svg:x="0in" svg:y="0in" svg:width="5.77361in" svg:height="1.14167in" style:rel-width="scale" style:rel-height="scale"><draw:object-ole draw:class-id="00000315-0000-0000-C000-000000000046" xlink:href="Object 4" xlink:type="simple" xlink:show="embed" xlink:actuate="onLoad"/><draw:image xlink:href="ObjectReplacements/Object 4" xlink:type="simple" xlink:show="embed" xlink:actuate="onLoad"/><svg:title/><svg:desc/></draw:frame></text:span></text:p>
      <text:p text:style-name="P257"><text:span text:style-name="T258">Onde "</text:span><text:span text:style-name="T259">A</text:span><text:span text:style-name="T260">" é o nome da classe e "</text:span><text:span text:style-name="T261">__init__</text:span><text:span text:style-name="T262">" é o método iniciador da classe "</text:span><text:span text:style-name="T263">A</text:span><text:span text:style-name="T264">".</text:span></text:p>
      <text:p text:style-name="P265"/>
      <text:p text:style-name="P266"><text:span text:style-name="T267">. Explique o que é o Flask e seus benefícios?</text:span></text:p>
      <text:p text:style-name="P268"/>
      <text:p text:style-name="P269"><text:span text:style-name="T270">. O Django é melhor que o Flask?</text:span></text:p>
      <text:p text:style-name="P271"/>
      <text:p text:style-name="P272"><text:span text:style-name="T273">. Discuta a arquitetura do Django.</text:span></text:p>
      <text:p text:style-name="P274"/>
      <text:p text:style-name="P275"><text:span text:style-name="T276">.<text:s/></text:span><text:span text:style-name="T277">Explique como você pode configurar o banco de dados no Django.</text:span></text:p>
      <text:p text:style-name="P278"/>
      <text:soft-page-break/>
      <text:p text:style-name="P279"><text:span text:style-name="T280">.O que é a função de mapa no Python?</text:span></text:p>
      <text:p text:style-name="P281"/>
      <text:p text:style-name="P282"><text:span text:style-name="T283">. Como você faz gráficos / visualizações 3D usando o NumPy / SciPy?</text:span></text:p>
      <text:p text:style-name="P284"/>
      <text:p text:style-name="P285"><text:span text:style-name="T286">. Suponha que list1 seja [2, 33, 222, 14, 25], o que é list1 [-1]?</text:span></text:p>
      <text:p text:style-name="P287"><text:span text:style-name="T288">Sabendo que list1<text:s/></text:span><text:span text:style-name="T289">é nome da lista e o numero entre colchetes "[ ]" é seu indice, o número -1 (menos um) representa o primeiro número do termino da lista ao inicio. Veja o código:</text:span></text:p>
      <text:p text:style-name="P290"><text:span text:style-name="T291"><draw:frame draw:z-index="251658240" draw:id="id4" draw:style-name="a4" draw:name="Picture 5" text:anchor-type="as-char" svg:x="0in" svg:y="0in" svg:width="6in" svg:height="1.82986in" style:rel-width="scale" style:rel-height="scale"><draw:object-ole draw:class-id="00000315-0000-0000-C000-000000000046" xlink:href="Object 5" xlink:type="simple" xlink:show="embed" xlink:actuate="onLoad"/><draw:image xlink:href="ObjectReplacements/Object 5" xlink:type="simple" xlink:show="embed" xlink:actuate="onLoad"/><svg:title/><svg:desc/></draw:frame></text:span></text:p>
      <text:p text:style-name="P292"><text:span text:style-name="T293">Notas</text:span></text:p>
      <text:p text:style-name="P294"><text:span text:style-name="T295">[1] "</text:span><text:span text:style-name="T296">Key Resources</text:span></text:p>
      <text:p text:style-name="P297"><text:span text:style-name="T298"><text:tab/>Coding style guides</text:span></text:p>
      <text:p text:style-name="P299"><text:span text:style-name="T300"><text:tab/></text:span><text:span text:style-name="T301"><text:tab/>PEP 7 (Style Guide f</text:span><text:span text:style-name="T302">or C Code)</text:span></text:p>
      <text:p text:style-name="P303"><text:span text:style-name="T304"><text:tab/></text:span><text:span text:style-name="T305"><text:tab/>PEP 8 (Style Guide for Python Code)</text:span></text:p>
      <text:p text:style-name="P306"><text:span text:style-name="T307"><text:tab/>Issue tracker</text:span></text:p>
      <text:p text:style-name="P308"><text:span text:style-name="T309"><text:tab/></text:span><text:span text:style-name="T310"><text:tab/>Meta tracker (issue tracker for the issue tracker)</text:span></text:p>
      <text:p text:style-name="P311"><text:span text:style-name="T312"><text:tab/></text:span><text:span text:style-name="T313"><text:tab/>Experts Index</text:span></text:p>
      <text:p text:style-name="P314"><text:span text:style-name="T315"><text:tab/>Buildbot status</text:span></text:p>
      <text:p text:style-name="P316"><text:span text:style-name="T317"><text:tab/>Source code</text:span></text:p>
      <text:p text:style-name="P318"><text:span text:style-name="T319"><text:tab/></text:span><text:span text:style-name="T320"><text:tab/>Browse online</text:span></text:p>
      <text:p text:style-name="P321"><text:span text:style-name="T322"><text:tab/></text:span><text:span text:style-name="T323"><text:tab/>Snapshot of the *master* branch</text:span></text:p>
      <text:p text:style-name="P324"><text:span text:style-name="T325"><text:tab/></text:span><text:span text:style-name="T326"><text:tab/>Daily OS X installer</text:span></text:p>
      <text:p text:style-name="P327"><text:span text:style-name="T328"><text:tab/>PEPs (Python<text:s/></text:span><text:span text:style-name="T329">Enhancement Proposals)</text:span></text:p>
      <text:p text:style-name="P330"><text:span text:style-name="T331"><text:tab/>Where to Get Help</text:span></text:p>
      <text:p text:style-name="P332"><text:span text:style-name="T333"><text:tab/>Developer Log</text:span><text:span text:style-name="T334">".</text:span></text:p>
      <text:p text:style-name="P335"><text:span text:style-name="T336">[2] "</text:span><text:span text:style-name="T337">Python is an interpreted, interactive, object-oriented programming language</text:span><text:span text:style-name="T338">".</text:span></text:p>
      <text:p text:style-name="P339"><text:span text:style-name="T340">[3] "</text:span><text:span text:style-name="T341">Unlike Unix shell scripting, Python can be embedded whole as a scripting language within a larger software sy</text:span><text:span text:style-name="T342">stem.<text:s/></text:span><text:span text:style-name="T343">"</text:span></text:p>
      <text:p text:style-name="P344"><text:span text:style-name="T345">[4]"[...]<text:s/></text:span><text:span text:style-name="T346">for contributing to the Python reference interpreter, also known as CPython (while<text:s/></text:span><text:soft-page-break/><text:span text:style-name="T347">most of the standard library is written in Python, the interpreter core is written in C and integrates most easily with the C and C++ ecosystems)</text:span><text:span text:style-name="T348">".</text:span></text:p>
      <text:p text:style-name="P349"><text:span text:style-name="T350">[5]”</text:span><text:span text:style-name="T351">[…]</text:span><text:span text:style-name="T352"><text:s/>when the interpreter discovers an error, it raises an exception. When the program doesn’t catch the exception, the interpreter prints a stack trace. A source level debugger allows inspection of local and global variables, evaluation of arbitrary expressio</text:span><text:span text:style-name="T353">ns, setting breakpoints, stepping through the code a line at a time, and so on.</text:span><text:span text:style-name="T354">”</text:span></text:p>
      <text:p text:style-name="P355"><text:span text:style-name="T356">[6] “</text:span><text:span text:style-name="T357">[...] give coding conventions for the Python code comprising the standard library in the main Python distribution</text:span><text:span text:style-name="T358">”</text:span><text:span text:style-name="T359">.<text:s/></text:span><text:span text:style-name="T360">(Python Software Foundation)</text:span></text:p>
      <text:p text:style-name="P361"><text:span text:style-name="T362">[7]"</text:span><text:span text:style-name="T363">Memory management in<text:s/></text:span><text:span text:style-name="T364">Python involves a private heap containing all Python objects and data structures. [...] The Python memory manager has different components which deal with various dynamic storage management aspects, like sharing, segmentation, preallocation or caching".</text:span></text:p>
      <text:p text:style-name="P365"><text:span text:style-name="T366">[8</text:span><text:span text:style-name="T367">]"</text:span><text:span text:style-name="T368">At the lowest level, a raw memory allocator ensures that there is enough room in the private heap for storing all Python-related data by interacting with the memory manager of the operating system. On top of the raw memory allocator, several object-speci</text:span><text:span text:style-name="T369">fic allocators operate on the same heap and implement distinct memory management polices adapted to the peculiarities of every object type. For example, integer objects are managed different within the heap than string, tuples [...]".</text:span></text:p>
      <text:p text:style-name="P370"><text:span text:style-name="T371">[?]"</text:span><text:span text:style-name="T372">The module define</text:span><text:span text:style-name="T373">s the following type:</text:span></text:p>
      <text:p text:style-name="P374"><text:span text:style-name="T375">class array.array(typecode[, initializer])</text:span></text:p>
      <text:p text:style-name="P376"><text:span text:style-name="T377">¶</text:span><text:span text:style-name="T378">A new array whose items are restricted by typecode, and initialized from the optional initializer value, which must be a list, a byte-like object, or iterable over elements of the appropriat</text:span><text:span text:style-name="T379">e type"</text:span><text:span text:style-name="T380">.</text:span></text:p>
      <text:p text:style-name="P381"><text:span text:style-name="T382">[?]”</text:span><text:span text:style-name="T383">A built-in Python sequence. Despite its name it is more akin to an array in other languages than to a linked list since access to elements is O(1).</text:span><text:span text:style-name="T384">”</text:span></text:p>
      <text:p text:style-name="P385"><text:span text:style-name="T386">[?]”</text:span><text:span text:style-name="T387">A string literal which appears as the first expression in a class, function or module. While ignored when the suite is executed, it is recognized by the compiler and put into the<text:s/></text:span><text:span text:style-name="T388">_doc_</text:span><text:span text:style-name="T389"><text:s/>attribute of the enclosing class, function or module.</text:span><text:span text:style-name="T390">”</text:span></text:p>
      <text:p text:style-name="P391"><text:span text:style-name="T392">[?]"</text:span><text:span text:style-name="T393">Dictionaries are sometimes found in other languages as 'associative memories' or 'associative arrays'. Unlike sequences, which are indexed by a range of numbers, dictionary are indexed by keys, which can be any immutable type; strings and numbers can a</text:span><text:span text:style-name="T394">lways be keys</text:span><text:span text:style-name="T395">[...]".</text:span></text:p>
      <text:p text:style-name="P396"><text:span text:style-name="T397">[?]"</text:span><text:span text:style-name="T398">Collect the arguments using the<text:s/></text:span><text:span text:style-name="T399">*</text:span><text:span text:style-name="T400">and<text:s/></text:span><text:span text:style-name="T401">**</text:span><text:span text:style-name="T402">specifiers in the function's parameter list; this gives you the positional arguments as a tuple and the keywords arguments as a dictionary. You can then pass these arguments when calling anoth</text:span><text:span text:style-name="T403">er function by using<text:s/></text:span><text:span text:style-name="T404">*</text:span><text:span text:style-name="T405"><text:s/>and<text:s/></text:span><text:span text:style-name="T406">**</text:span><text:span text:style-name="T407">.</text:span></text:p>
      <text:p text:style-name="P408"><text:span text:style-name="T409">[?]"</text:span><text:span text:style-name="T410">The 'Python library' contains several different kinds of components.</text:span></text:p>
      <text:soft-page-break/>
      <text:p text:style-name="P411"><text:span text:style-name="T412">It contains data type that would normally be considered part of the 'core' of a language, such as number and lists. For these types, the Python language</text:span><text:span text:style-name="T413"><text:s/>core defines the form of literals and places some constraints on their semantics, but does not fully define the semantics.</text:span><text:span text:style-name="T414">"</text:span></text:p>
      <text:p text:style-name="P415"><text:span text:style-name="T416">[?]"</text:span><text:span text:style-name="T417">The library also contains built-in functions and exceptions - objects that can be used by all Python code without the need of a</text:span><text:span text:style-name="T418">n<text:s/></text:span><text:span text:style-name="T419">import</text:span><text:span text:style-name="T420"><text:s/>statement. Some of these are defined by the core language, but many are not essential for the core semantics and are only described here.</text:span><text:span text:style-name="T421">"</text:span></text:p>
      <text:p text:style-name="P422"><text:span text:style-name="T423">[?]"</text:span><text:span text:style-name="T424">The<text:s/></text:span><text:span text:style-name="T425">from</text:span><text:span text:style-name="T426"><text:s/>uses a slightly more complex process:</text:span></text:p>
      <text:p text:style-name="P427"><text:span text:style-name="T428">1. find the module specified in the<text:s/></text:span><text:span text:style-name="T429">from</text:span><text:span text:style-name="T430"><text:s/>clause, loading<text:s/></text:span><text:span text:style-name="T431">and initializing it if necessary;</text:span></text:p>
      <text:p text:style-name="P432"><text:span text:style-name="T433">2 for each of the identifiers specified in the<text:s/></text:span><text:span text:style-name="T434">import</text:span><text:span text:style-name="T435"><text:s/>clauses:</text:span><text:span text:style-name="T436"><text:line-break/></text:span><text:span text:style-name="T437"><text:tab/>1. check if the imported module has an attribute by that name</text:span><text:span text:style-name="T438"><text:line-break/></text:span><text:span text:style-name="T439"><text:tab/>2. if not, attempt to import a submodule with that name and then check the imported module agai</text:span><text:span text:style-name="T440">n for that attribute</text:span><text:span text:style-name="T441"><text:line-break/></text:span><text:span text:style-name="T442"><text:tab/>3. if the attriubte is not found,<text:s/></text:span><text:span text:style-name="T443">ImportError</text:span><text:span text:style-name="T444"><text:s/>is raised.</text:span><text:span text:style-name="T445"><text:line-break/></text:span><text:span text:style-name="T446"><text:tab/>4. otherwise, a reference to that value is stored in the local namespace, using the name in the<text:s/></text:span><text:span text:style-name="T447">as</text:span><text:span text:style-name="T448"><text:s/>clause if it is present, otherwise using the attribute name</text:span><text:span text:style-name="T449">".</text:span></text:p>
      <text:p text:style-name="P450"><text:span text:style-name="T451">[?]”</text:span><text:span text:style-name="T452">Python clas</text:span><text:span text:style-name="T453">ses provide all the standard features of Object Oriented Programming: the class inheritance mechanism allows multiple base classes, a derived class can override any methods of its base class or classes, and a method can call the method of a base class with</text:span><text:span text:style-name="T454"><text:s/>the same name.</text:span><text:span text:style-name="T455">”</text:span></text:p>
      <text:p text:style-name="P456"/>
      <text:p text:style-name="P457"><text:span text:style-name="T458">Referências</text:span></text:p>
      <text:p text:style-name="P459"><text:span text:style-name="T460">The Python Software Foundation, "General Python FAQ".<text:s/></text:span><text:span text:style-name="T461">Disponível em: &lt;</text:span><text:a xlink:href="https://docs.python.org/3/faq/general.html" office:target-frame-name="_top" xlink:show="replace"><text:span text:style-name="T462">https://docs.python.org/3/faq/general.html</text:span></text:a><text:span text:style-name="T463">&gt; Acessado em 27 de maio de 2019.</text:span></text:p>
      <text:p text:style-name="P464"><text:span text:style-name="T465">The Python Software<text:s/></text:span><text:span text:style-name="T466">Foundation, "Python Developer's Guide".<text:s/></text:span><text:span text:style-name="T467">Disponível em: &lt;</text:span><text:a xlink:href="https://devguide.python.org/" office:target-frame-name="_top" xlink:show="replace"><text:span text:style-name="T468">https://devguide.python.org/</text:span></text:a><text:span text:style-name="T469">&gt; Acessado em 27 de maio de 2019.</text:span></text:p>
      <text:p text:style-name="P470"><text:span text:style-name="T471">The Python Software Foundation, “PEP 8 – Style Guide for Python Code”.<text:s/></text:span><text:span text:style-name="T472">Disponível em: &lt;</text:span><text:a xlink:href="https://www.python.org/dev/peps/pep-0008/" office:target-frame-name="_top" xlink:show="replace"><text:span text:style-name="T473">https://www.python.org/dev/peps/pep-0008/</text:span></text:a><text:span text:style-name="T474">&gt; Acessado em 27 de maio de 2019.</text:span></text:p>
      <text:p text:style-name="P475"><text:span text:style-name="T476">The Python Software Foundation, "Programming FAQ¶".<text:s/></text:span><text:span text:style-name="T477">Diponível em: &lt;</text:span><text:a xlink:href="https://docs.python.org/3.4/faq/programming.html?highlight=how%20class#what-is-a-class" office:target-frame-name="_top" xlink:show="replace"><text:span text:style-name="T478">https://docs.python.org/3.4/faq/programming.html?highlight=how%20class#what-is-a-class</text:span></text:a><text:span text:style-name="T479">&gt; Acessado em 30 de maio de 2019.</text:span></text:p>
      <text:p text:style-name="P480"><text:span text:style-name="T481">The Python Software Foundation, "8.6. array - Efficient arrays of numeric values".<text:s/></text:span><text:span text:style-name="T482">Disponív</text:span><text:span text:style-name="T483">el em: &lt;</text:span><text:a xlink:href="https://docs.python.org/3.1/library/array.html" office:target-frame-name="_top" xlink:show="replace"><text:span text:style-name="T484">https://docs.python.org/3.1/library/array.html</text:span></text:a><text:span text:style-name="T485">&gt; Acessado em 29 de maio de 2019.</text:span></text:p>
      <text:p text:style-name="P486"><text:span text:style-name="T487">The Python Software Foudation. "5. Data Structures".Disponível em: &lt;</text:span><text:a xlink:href="https://docs.python.org/3/tutorial/datastructures.html?highlight=dictionaries" office:target-frame-name="_top" xlink:show="replace"><text:span text:style-name="T488">https://docs.python.org/3/tutorial/datastructures.html?highlight=dictionaries</text:span></text:a><text:span text:style-name="T489">&gt; Acessado em 31 de maio de 2019.</text:span></text:p>
      <text:soft-page-break/>
      <text:p text:style-name="P490"><text:span text:style-name="T491">The Python Software Foundation. "Introduction".<text:s/></text:span><text:span text:style-name="T492">Disponível em: &lt;</text:span><text:a xlink:href="https://docs.python.org/3/library/intro.html" office:target-frame-name="_top" xlink:show="replace"><text:span text:style-name="T493">https://docs.python.org/3/library/intro.html</text:span></text:a><text:span text:style-name="T494">&gt; Acessado em 02 de junho de 2019.</text:span></text:p>
      <text:p text:style-name="P495"><text:span text:style-name="T496">The Python Software Foundation. “Glossary”. Disponível em: &lt;</text:span><text:a xlink:href="https://docs.python.org/3/glossary.html?highlight=glossary" office:target-frame-name="_top" xlink:show="replace"><text:span text:style-name="T497">h</text:span><text:span text:style-name="T498">ttps://docs.python.org/3/glossary.html?highlight=glossary</text:span></text:a><text:span text:style-name="T499">&gt; Acessado em 03 de junho de 2019.</text:span></text:p>
      <text:p text:style-name="P500"><text:span text:style-name="T501">The Python Software Foundation. “9.Classes”. Disponível em: &lt;</text:span><text:a xlink:href="https://docs.python.org/3/tutorial/classes.html?highlight=inheritance" office:target-frame-name="_top" xlink:show="replace"><text:span text:style-name="T502">https://docs.pyt</text:span><text:span text:style-name="T503">hon.org/3/tutorial/classes.html?highlight=inheritance</text:span></text:a><text:span text:style-name="T504">&gt; Acessado em 03 de junho de 2019.</text:span></text:p>
      <text:p text:style-name="P505"><text:span text:style-name="T506">The Python Software Foundation. “”. Disponível em: &lt;</text:span><text:a xlink:href="https://www.python.org/doc/essays/blurb/" office:target-frame-name="_top" xlink:show="replace"><text:span text:style-name="Hyperlink">https://www.python.org/doc/essays/blurb/</text:span></text:a>&gt; Acessado em 03 de junho de 201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Forte" style:display-name="Forte" style:family="text" style:parent-style-name="Fonteparág.padrão">
      <style:text-properties fo:font-weight="bold" style:font-weight-asian="bold" style:font-weight-complex="bold"/>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Bueno Martins, Guilherme</dc:creator>
    <meta:creation-date>2019-06-02T20:36:00Z</meta:creation-date>
    <dc:date>2019-06-04T16:48:00Z</dc:date>
    <meta:template xlink:href="Normal" xlink:type="simple"/>
    <meta:editing-cycles>9</meta:editing-cycles>
    <meta:editing-duration>PT40680S</meta:editing-duration>
    <meta:document-statistic meta:page-count="9" meta:paragraph-count="31" meta:word-count="2438" meta:character-count="15577" meta:row-count="109" meta:non-whitespace-character-count="13170"/>
  </office:meta>
</office:document-meta>
</file>